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5.733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4.5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115cm"/>
    </style:style>
    <style:style style:name="co9" style:family="table-column">
      <style:table-column-properties fo:break-before="auto" style:column-width="4.583cm"/>
    </style:style>
    <style:style style:name="co10" style:family="table-column">
      <style:table-column-properties fo:break-before="auto" style:column-width="5.052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5.038cm"/>
    </style:style>
    <style:style style:name="co13" style:family="table-column">
      <style:table-column-properties fo:break-before="auto" style:column-width="7.253cm"/>
    </style:style>
    <style:style style:name="co14" style:family="table-column">
      <style:table-column-properties fo:break-before="auto" style:column-width="11.363cm"/>
    </style:style>
    <style:style style:name="co15" style:family="table-column">
      <style:table-column-properties fo:break-before="auto" style:column-width="8.267cm"/>
    </style:style>
    <style:style style:name="co16" style:family="table-column">
      <style:table-column-properties fo:break-before="auto" style:column-width="1.341cm"/>
    </style:style>
    <style:style style:name="co17" style:family="table-column">
      <style:table-column-properties fo:break-before="auto" style:column-width="5.951cm"/>
    </style:style>
    <style:style style:name="co18" style:family="table-column">
      <style:table-column-properties fo:break-before="auto" style:column-width="2.84cm"/>
    </style:style>
    <style:style style:name="co19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81d41a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 style:data-style-name="N99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99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#afd095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1" office:value-type="string" calcext:value-type="string">
            <text:p>Baseline (unchecked)</text:p>
          </table:table-cell>
          <table:table-cell table:style-name="ce11" table:number-columns-repeated="59"/>
          <table:table-cell table:style-name="ce12" table:number-columns-repeated="16324"/>
        </table:table-row>
        <table:table-row table:style-name="ro1">
          <table:table-cell table:style-name="ce12" office:value-type="string" calcext:value-type="string">
            <text:p>address</text:p>
          </table:table-cell>
          <table:table-cell table:style-name="ce12" office:value-type="string" calcext:value-type="string">
            <text:p>register</text:p>
          </table:table-cell>
          <table:table-cell table:style-name="ce12" office:value-type="string" calcext:value-type="string">
            <text:p>symbol</text:p>
          </table:table-cell>
          <table:table-cell table:style-name="ce12" office:value-type="string" calcext:value-type="string">
            <text:p>error message</text:p>
          </table:table-cell>
          <table:table-cell table:style-name="ce12" office:value-type="string" calcext:value-type="string">
            <text:p>manual classification (is-checked)</text:p>
          </table:table-cell>
          <table:table-cell table:style-name="ce12" office:value-type="string" calcext:value-type="string">
            <text:p>comment</text:p>
          </table:table-cell>
          <table:table-cell table:style-name="ce12" table:number-columns-repeated="54"/>
          <table:table-cell table:number-columns-repeated="16324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style-name="ce1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style-name="ce1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plugin_vcpu_cb__simple is igno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2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one path checked, other not. Mutex lock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3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d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e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9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a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ba5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74d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mote_iohub_set_irq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5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could very well be plugin_vcpu_cb__simp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9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9f8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loaded directly from writable se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f93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4d83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weird code-gen functi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5ec2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c9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f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Sx2SI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f3d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TSx2SI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1c54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gen_VCVTPS2PH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e9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132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f7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132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05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132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1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132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3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132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4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132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65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13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73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13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81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13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9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13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b1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13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c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13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1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31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f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31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fd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31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1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31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2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31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4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31Px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0dd</text:p>
          </table:table-cell>
          <table:table-cell office:value-type="string" calcext:value-type="string">
            <text:p>call qword ptr [0x18ACCF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calll writable da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1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11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358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e21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load from writ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3a3b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static void plugin_cb__udata() uncheck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4d50c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17" office:value-type="string" calcext:value-type="string">
            <text:p>checke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b4d569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1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a45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office:value-type="string" calcext:value-type="string">
            <text:p>Compare not found</text:p>
          </table:table-cell>
          <table:table-cell table:style-name="ce1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65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office:value-type="string" calcext:value-type="string">
            <text:p>Compare not found</text:p>
          </table:table-cell>
          <table:table-cell table:style-name="ce1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73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office:value-type="string" calcext:value-type="string">
            <text:p>Compare not found</text:p>
          </table:table-cell>
          <table:table-cell table:style-name="ce1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c1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office:value-type="string" calcext:value-type="string">
            <text:p>Compare not found</text:p>
          </table:table-cell>
          <table:table-cell table:style-name="ce1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1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1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stack 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34c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complicated graph, loaded from rsp looks lik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2e0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gister_tgm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1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1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2c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get_free_req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31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eferred_fn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5a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admin_cmd_sync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style-name="ce1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7011d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emu_vfio_dma_map</text:p>
          </table:table-cell>
          <table:table-cell office:value-type="string" calcext:value-type="string">
            <text:p>Compare not found</text:p>
          </table:table-cell>
          <table:table-cell table:style-name="ce15" office:value-type="string" calcext:value-type="string">
            <text:p>undecid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style-name="ce1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12" table:formula="of:=ROWS([.A3:.A92])" office:value-type="float" office:value="90" calcext:value-type="float">
            <text:p>90</text:p>
          </table:table-cell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 table:style-name="ce11" office:value-type="string" calcext:value-type="string">
            <text:p>ignore one</text:p>
          </table:table-cell>
          <table:table-cell table:style-name="ce11" table:number-columns-repeated="16383"/>
        </table:table-row>
        <table:table-row table:style-name="ro1">
          <table:table-cell table:style-name="ce13" office:value-type="string" calcext:value-type="string">
            <text:p>Ignored function: qemu_xen_xs_write</text:p>
          </table:table-cell>
          <table:table-cell table:style-name="ce14" table:number-columns-repeated="16383"/>
        </table:table-row>
        <table:table-row table:style-name="ro1">
          <table:table-cell table:style-name="ce14" office:value-type="string" calcext:value-type="string">
            <text:p>0x64d919</text:p>
          </table:table-cell>
          <table:table-cell table:style-name="ce14" office:value-type="string" calcext:value-type="string">
            <text:p>call qword ptr [0x17B51D0]</text:p>
          </table:table-cell>
          <table:table-cell table:style-name="ce14" office:value-type="string" calcext:value-type="string">
            <text:p>xen_9pfs_alloc.cfi</text:p>
          </table:table-cell>
          <table:table-cell table:style-name="ce14" office:value-type="string" calcext:value-type="string">
            <text:p>Compare not found</text:p>
          </table:table-cell>
          <table:table-cell table:style-name="ce14" office:value-type="string" calcext:value-type="string">
            <text:p>unchecked</text:p>
          </table:table-cell>
          <table:table-cell table:style-name="ce14" office:value-type="string" calcext:value-type="string">
            <text:p>0x17B51D0 holds address of “xs_be_write”</text:p>
          </table:table-cell>
          <table:table-cell table:style-name="ce14" table:number-columns-repeated="16378"/>
        </table:table-row>
        <table:table-row table:style-name="ro1">
          <table:table-cell table:style-name="ce14" office:value-type="string" calcext:value-type="string">
            <text:p>0x64d9c5</text:p>
          </table:table-cell>
          <table:table-cell table:style-name="ce14" office:value-type="string" calcext:value-type="string">
            <text:p>call qword ptr [0x17B51D0]</text:p>
          </table:table-cell>
          <table:table-cell table:style-name="ce14" office:value-type="string" calcext:value-type="string">
            <text:p>xen_9pfs_alloc.cfi</text:p>
          </table:table-cell>
          <table:table-cell table:style-name="ce14" office:value-type="string" calcext:value-type="string">
            <text:p>Compare not found</text:p>
          </table:table-cell>
          <table:table-cell table:style-name="ce14" office:value-type="string" calcext:value-type="string">
            <text:p>unchecked</text:p>
          </table:table-cell>
          <table:table-cell table:style-name="ce14" office:value-type="string" calcext:value-type="string">
            <text:p>xs_be_write is a method on struct xenstore_backend_ops</text:p>
          </table:table-cell>
          <table:table-cell table:style-name="ce14" table:number-columns-repeated="16378"/>
        </table:table-row>
        <table:table-row table:style-name="ro1">
          <table:table-cell table:style-name="ce14" office:value-type="string" calcext:value-type="string">
            <text:p>0x64da71</text:p>
          </table:table-cell>
          <table:table-cell table:style-name="ce14" office:value-type="string" calcext:value-type="string">
            <text:p>call qword ptr [0x17B51D0]</text:p>
          </table:table-cell>
          <table:table-cell table:style-name="ce14" office:value-type="string" calcext:value-type="string">
            <text:p>xen_9pfs_alloc.cfi</text:p>
          </table:table-cell>
          <table:table-cell table:style-name="ce14" office:value-type="string" calcext:value-type="string">
            <text:p>Compare not found</text:p>
          </table:table-cell>
          <table:table-cell table:style-name="ce14" office:value-type="string" calcext:value-type="string">
            <text:p>unchecked</text:p>
          </table:table-cell>
          <table:table-cell table:style-name="ce14" office:value-type="string" calcext:value-type="string">
            <text:p>method called on row 348 in xen_backend_ops.h</text:p>
          </table:table-cell>
          <table:table-cell table:style-name="ce14" table:number-columns-repeated="16378"/>
        </table:table-row>
        <table:table-row table:style-name="ro1">
          <table:table-cell table:style-name="ce14" office:value-type="string" calcext:value-type="string">
            <text:p>0x6e449b</text:p>
          </table:table-cell>
          <table:table-cell table:style-name="ce14" office:value-type="string" calcext:value-type="string">
            <text:p>call qword ptr [0x17B51D0]</text:p>
          </table:table-cell>
          <table:table-cell table:style-name="ce14" office:value-type="string" calcext:value-type="string">
            <text:p>input_init.cfi</text:p>
          </table:table-cell>
          <table:table-cell table:style-name="ce14" office:value-type="string" calcext:value-type="string">
            <text:p>No entrypoints found</text:p>
          </table:table-cell>
          <table:table-cell table:style-name="ce14" office:value-type="string" calcext:value-type="string">
            <text:p>unchecked</text:p>
          </table:table-cell>
          <table:table-cell table:style-name="ce14" table:number-columns-repeated="16379"/>
        </table:table-row>
        <table:table-row table:style-name="ro1">
          <table:table-cell table:style-name="ce14" office:value-type="string" calcext:value-type="string">
            <text:p>0x6e4547</text:p>
          </table:table-cell>
          <table:table-cell table:style-name="ce14" office:value-type="string" calcext:value-type="string">
            <text:p>call qword ptr [0x17B51D0]</text:p>
          </table:table-cell>
          <table:table-cell table:style-name="ce14" office:value-type="string" calcext:value-type="string">
            <text:p>input_init.cfi</text:p>
          </table:table-cell>
          <table:table-cell table:style-name="ce14" office:value-type="string" calcext:value-type="string">
            <text:p>No entrypoints found</text:p>
          </table:table-cell>
          <table:table-cell table:style-name="ce14" office:value-type="string" calcext:value-type="string">
            <text:p>unchecked</text:p>
          </table:table-cell>
          <table:table-cell table:style-name="ce14" office:value-type="string" calcext:value-type="string">
            <text:p>call directly from writable data</text:p>
          </table:table-cell>
          <table:table-cell table:style-name="ce14" table:number-columns-repeated="16378"/>
        </table:table-row>
        <table:table-row table:style-name="ro1">
          <table:table-cell table:style-name="ce14" office:value-type="string" calcext:value-type="string">
            <text:p>0x869a45</text:p>
          </table:table-cell>
          <table:table-cell table:style-name="ce14" office:value-type="string" calcext:value-type="string">
            <text:p>call qword ptr [0x17B51D0]</text:p>
          </table:table-cell>
          <table:table-cell table:style-name="ce14" office:value-type="string" calcext:value-type="string">
            <text:p>xs_node_vprintf</text:p>
          </table:table-cell>
          <table:table-cell table:style-name="ce14" office:value-type="string" calcext:value-type="string">
            <text:p>Compare not found</text:p>
          </table:table-cell>
          <table:table-cell table:style-name="ce14" office:value-type="string" calcext:value-type="string">
            <text:p>unchecked</text:p>
          </table:table-cell>
          <table:table-cell table:style-name="ce14" table:number-columns-repeated="16379"/>
        </table:table-row>
        <table:table-row table:style-name="ro3">
          <table:table-cell table:style-name="ce14" office:value-type="string" calcext:value-type="string">
            <text:p>0x86e39d</text:p>
          </table:table-cell>
          <table:table-cell table:style-name="ce14" office:value-type="string" calcext:value-type="string">
            <text:p>call qword ptr [0x17B51D0]</text:p>
          </table:table-cell>
          <table:table-cell table:style-name="ce14" office:value-type="string" calcext:value-type="string">
            <text:p>xen_be_set_state</text:p>
          </table:table-cell>
          <table:table-cell table:style-name="ce14" office:value-type="string" calcext:value-type="string">
            <text:p>Compare not found</text:p>
          </table:table-cell>
          <table:table-cell table:style-name="ce14" office:value-type="string" calcext:value-type="string">
            <text:p>unchecked</text:p>
          </table:table-cell>
          <table:table-cell table:style-name="ce14" table:number-columns-repeated="16379"/>
        </table:table-row>
        <table:table-row table:style-name="ro1">
          <table:table-cell table:style-name="ce14" office:value-type="string" calcext:value-type="string">
            <text:p>0x86e66d</text:p>
          </table:table-cell>
          <table:table-cell table:style-name="ce14" office:value-type="string" calcext:value-type="string">
            <text:p>call qword ptr [0x17B51D0]</text:p>
          </table:table-cell>
          <table:table-cell table:style-name="ce14" office:value-type="string" calcext:value-type="string">
            <text:p>xen_be_check_state</text:p>
          </table:table-cell>
          <table:table-cell table:style-name="ce14" office:value-type="string" calcext:value-type="string">
            <text:p>Call target not trusted when looking from 0x86e520</text:p>
          </table:table-cell>
          <table:table-cell table:style-name="ce14" office:value-type="string" calcext:value-type="string">
            <text:p>unchecked</text:p>
          </table:table-cell>
          <table:table-cell table:style-name="ce14" table:number-columns-repeated="16379"/>
        </table:table-row>
        <table:table-row table:style-name="ro1">
          <table:table-cell table:style-name="ce14" office:value-type="string" calcext:value-type="string">
            <text:p>0x86e8c9</text:p>
          </table:table-cell>
          <table:table-cell table:style-name="ce14" office:value-type="string" calcext:value-type="string">
            <text:p>call qword ptr [0x17B51D0]</text:p>
          </table:table-cell>
          <table:table-cell table:style-name="ce14" office:value-type="string" calcext:value-type="string">
            <text:p>xen_be_check_state</text:p>
          </table:table-cell>
          <table:table-cell table:style-name="ce14" office:value-type="string" calcext:value-type="string">
            <text:p>No entrypoints found</text:p>
          </table:table-cell>
          <table:table-cell table:style-name="ce14" office:value-type="string" calcext:value-type="string">
            <text:p>unchecked</text:p>
          </table:table-cell>
          <table:table-cell table:style-name="ce14" table:number-columns-repeated="16379"/>
        </table:table-row>
        <table:table-row table:style-name="ro1">
          <table:table-cell table:style-name="ce14" office:value-type="string" calcext:value-type="string">
            <text:p>0x86e9f5</text:p>
          </table:table-cell>
          <table:table-cell table:style-name="ce14" office:value-type="string" calcext:value-type="string">
            <text:p>call qword ptr [0x17B51D0]</text:p>
          </table:table-cell>
          <table:table-cell table:style-name="ce14" office:value-type="string" calcext:value-type="string">
            <text:p>xen_be_check_state</text:p>
          </table:table-cell>
          <table:table-cell table:style-name="ce14" office:value-type="string" calcext:value-type="string">
            <text:p>No entrypoints found</text:p>
          </table:table-cell>
          <table:table-cell table:style-name="ce14" office:value-type="string" calcext:value-type="string">
            <text:p>unchecked</text:p>
          </table:table-cell>
          <table:table-cell table:style-name="ce14" table:number-columns-repeated="16379"/>
        </table:table-row>
        <table:table-row table:style-name="ro1">
          <table:table-cell table:style-name="ce14" office:value-type="string" calcext:value-type="string">
            <text:p>0x86ea9a</text:p>
          </table:table-cell>
          <table:table-cell table:style-name="ce14" office:value-type="string" calcext:value-type="string">
            <text:p>call qword ptr [0x17B51D0]</text:p>
          </table:table-cell>
          <table:table-cell table:style-name="ce14" office:value-type="string" calcext:value-type="string">
            <text:p>xen_be_check_state</text:p>
          </table:table-cell>
          <table:table-cell table:style-name="ce14" office:value-type="string" calcext:value-type="string">
            <text:p>No entrypoints found</text:p>
          </table:table-cell>
          <table:table-cell table:style-name="ce14" office:value-type="string" calcext:value-type="string">
            <text:p>unchecked</text:p>
          </table:table-cell>
          <table:table-cell table:style-name="ce14" table:number-columns-repeated="16379"/>
        </table:table-row>
        <table:table-row table:style-name="ro1">
          <table:table-cell table:style-name="ce14" office:value-type="string" calcext:value-type="string">
            <text:p>0x86ec22</text:p>
          </table:table-cell>
          <table:table-cell table:style-name="ce14" office:value-type="string" calcext:value-type="string">
            <text:p>call qword ptr [0x17B51D0]</text:p>
          </table:table-cell>
          <table:table-cell table:style-name="ce14" office:value-type="string" calcext:value-type="string">
            <text:p>xen_be_check_state</text:p>
          </table:table-cell>
          <table:table-cell table:style-name="ce14" office:value-type="string" calcext:value-type="string">
            <text:p>No entrypoints found</text:p>
          </table:table-cell>
          <table:table-cell table:style-name="ce14" office:value-type="string" calcext:value-type="string">
            <text:p>unchecked</text:p>
          </table:table-cell>
          <table:table-cell table:style-name="ce14" table:number-columns-repeated="16379"/>
        </table:table-row>
        <table:table-row table:style-name="ro1">
          <table:table-cell table:style-name="ce14" office:value-type="string" calcext:value-type="string">
            <text:p>0x86ed98</text:p>
          </table:table-cell>
          <table:table-cell table:style-name="ce14" office:value-type="string" calcext:value-type="string">
            <text:p>call qword ptr [0x17B51D0]</text:p>
          </table:table-cell>
          <table:table-cell table:style-name="ce14" office:value-type="string" calcext:value-type="string">
            <text:p>xen_be_check_state</text:p>
          </table:table-cell>
          <table:table-cell table:style-name="ce14" office:value-type="string" calcext:value-type="string">
            <text:p>No entrypoints found</text:p>
          </table:table-cell>
          <table:table-cell table:style-name="ce14" office:value-type="string" calcext:value-type="string">
            <text:p>unchecked</text:p>
          </table:table-cell>
          <table:table-cell table:style-name="ce14" table:number-columns-repeated="16379"/>
        </table:table-row>
        <table:table-row table:style-name="ro1">
          <table:table-cell office:value-type="string" calcext:value-type="string">
            <text:p>Count: 103, 13 new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ignore two</text:p>
          </table:table-cell>
          <table:table-cell table:style-name="ce11" table:number-columns-repeated="16383"/>
        </table:table-row>
        <table:table-row table:style-name="ro1">
          <table:table-cell table:style-name="ce12" office:value-type="string" calcext:value-type="string">
            <text:p>ignored function: ct3_build_cdat</text:p>
          </table:table-cell>
          <table:table-cell table:number-columns-repeated="7"/>
          <table:table-cell table:style-name="ce18" table:formula="of:=ISNUMBER(MATCH([.C113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6bd39a</text:p>
          </table:table-cell>
          <table:table-cell office:value-type="string" calcext:value-type="string">
            <text:p>call qword ptr [r14+0x10]</text:p>
          </table:table-cell>
          <table:table-cell office:value-type="string" calcext:value-type="string">
            <text:p>ct3_build_cdat</text:p>
          </table:table-cell>
          <table:table-cell office:value-type="string" calcext:value-type="string">
            <text:p>Compare not found</text:p>
          </table:table-cell>
          <table:table-cell table:number-columns-repeated="4"/>
          <table:table-cell table:style-name="ce18" table:formula="of:=ISNUMBER(MATCH([.C114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unt: 91, 1 new</text:p>
          </table:table-cell>
          <table:table-cell table:number-columns-repeated="7"/>
          <table:table-cell table:style-name="ce18" table:formula="of:=ISNUMBER(MATCH([.C115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8" table:formula="of:=ISNUMBER(MATCH([.C116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ignore three</text:p>
          </table:table-cell>
          <table:table-cell table:style-name="ce11" table:number-columns-repeated="7"/>
          <table:table-cell table:style-name="ce18" table:formula="of:=ISNUMBER(MATCH([.C117]; [.$C$3:.$C$92]; 0))" office:value-type="boolean" office:boolean-value="false" calcext:value-type="boolean">
            <text:p>FALSE</text:p>
          </table:table-cell>
          <table:table-cell table:style-name="ce11" table:number-columns-repeated="16375"/>
        </table:table-row>
        <table:table-row table:style-name="ro1">
          <table:table-cell table:style-name="ce12" office:value-type="string" calcext:value-type="string">
            <text:p>ignored function: <text:s/>job_lock (job.c)</text:p>
          </table:table-cell>
          <table:table-cell table:number-columns-repeated="7"/>
          <table:table-cell table:style-name="ce18" table:formula="of:=ISNUMBER(MATCH([.C118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bb35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do_yield_locked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3"/>
          <table:table-cell table:style-name="ce18" table:formula="of:=ISNUMBER(MATCH([.C119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bb49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office:value-type="string" calcext:value-type="string">
            <text:p>Compare not found</text:p>
          </table:table-cell>
          <table:table-cell table:style-name="ce16" office:value-type="string" calcext:value-type="string">
            <text:p>unchecked</text:p>
          </table:table-cell>
          <table:table-cell table:number-columns-repeated="3"/>
          <table:table-cell table:style-name="ce18" table:formula="of:=ISNUMBER(MATCH([.C120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unt: 92, 2 new</text:p>
          </table:table-cell>
          <table:table-cell table:number-columns-repeated="7"/>
          <table:table-cell table:style-name="ce18" table:formula="of:=ISNUMBER(MATCH([.C121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8" table:formula="of:=ISNUMBER(MATCH([.C122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8" table:formula="of:=ISNUMBER(MATCH([.C123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ignore four</text:p>
          </table:table-cell>
          <table:table-cell table:style-name="ce11" table:number-columns-repeated="7"/>
          <table:table-cell table:style-name="ce18" table:formula="of:=ISNUMBER(MATCH([.C124]; [.$C$3:.$C$92]; 0))" office:value-type="boolean" office:boolean-value="false" calcext:value-type="boolean">
            <text:p>FALSE</text:p>
          </table:table-cell>
          <table:table-cell table:style-name="ce11" table:number-columns-repeated="16375"/>
        </table:table-row>
        <table:table-row table:style-name="ro1">
          <table:table-cell table:style-name="ce12" office:value-type="string" calcext:value-type="string">
            <text:p>ignored functions: virtio_reset, virtio_bus_stop_ioeventfd</text:p>
          </table:table-cell>
          <table:table-cell table:number-columns-repeated="7"/>
          <table:table-cell table:style-name="ce18" table:formula="of:=ISNUMBER(MATCH([.C125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0x845de1</text:p>
          </table:table-cell>
          <table:table-cell table:style-name="ce15" office:value-type="string" calcext:value-type="string">
            <text:p>call qword ptr [rax+0x130]</text:p>
          </table:table-cell>
          <table:table-cell table:style-name="ce15" office:value-type="string" calcext:value-type="string">
            <text:p>virtio_bus_reset</text:p>
          </table:table-cell>
          <table:table-cell table:style-name="ce15" office:value-type="string" calcext:value-type="string">
            <text:p>Compare not found</text:p>
          </table:table-cell>
          <table:table-cell table:style-name="ce15" table:number-columns-repeated="4"/>
          <table:table-cell table:style-name="ce18" table:formula="of:=ISNUMBER(MATCH([.C126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5" office:value-type="string" calcext:value-type="string">
            <text:p>0x845eae</text:p>
          </table:table-cell>
          <table:table-cell table:style-name="ce15" office:value-type="string" calcext:value-type="string">
            <text:p>call rax</text:p>
          </table:table-cell>
          <table:table-cell table:style-name="ce15" office:value-type="string" calcext:value-type="string">
            <text:p>virtio_bus_reset</text:p>
          </table:table-cell>
          <table:table-cell table:style-name="ce15" office:value-type="string" calcext:value-type="string">
            <text:p>Call target not trusted when looking from 0x845daa</text:p>
          </table:table-cell>
          <table:table-cell table:style-name="ce15" table:number-columns-repeated="4"/>
          <table:table-cell table:style-name="ce18" table:formula="of:=ISNUMBER(MATCH([.C127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5" office:value-type="string" calcext:value-type="string">
            <text:p>0x845ef5</text:p>
          </table:table-cell>
          <table:table-cell table:style-name="ce15" office:value-type="string" calcext:value-type="string">
            <text:p>call rax</text:p>
          </table:table-cell>
          <table:table-cell table:style-name="ce15" office:value-type="string" calcext:value-type="string">
            <text:p>virtio_bus_reset</text:p>
          </table:table-cell>
          <table:table-cell table:style-name="ce15" office:value-type="string" calcext:value-type="string">
            <text:p>Call target not trusted when looking from 0x845daa</text:p>
          </table:table-cell>
          <table:table-cell table:style-name="ce15" table:number-columns-repeated="4"/>
          <table:table-cell table:style-name="ce18" table:formula="of:=ISNUMBER(MATCH([.C128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5" office:value-type="string" calcext:value-type="string">
            <text:p>0x846050</text:p>
          </table:table-cell>
          <table:table-cell table:style-name="ce15" office:value-type="string" calcext:value-type="string">
            <text:p>call qword ptr [rax+0x130]</text:p>
          </table:table-cell>
          <table:table-cell table:style-name="ce15" office:value-type="string" calcext:value-type="string">
            <text:p>virtio_bus_stop_ioeventfd</text:p>
          </table:table-cell>
          <table:table-cell table:style-name="ce15" office:value-type="string" calcext:value-type="string">
            <text:p>Compare not found</text:p>
          </table:table-cell>
          <table:table-cell table:style-name="ce15" table:number-columns-repeated="4"/>
          <table:table-cell table:style-name="ce18" table:formula="of:=ISNUMBER(MATCH([.C129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5" office:value-type="string" calcext:value-type="string">
            <text:p>0x8484f0</text:p>
          </table:table-cell>
          <table:table-cell table:style-name="ce15" office:value-type="string" calcext:value-type="string">
            <text:p>call qword ptr [rax+0x130]</text:p>
          </table:table-cell>
          <table:table-cell table:style-name="ce15" office:value-type="string" calcext:value-type="string">
            <text:p>virtio_pci_vmstate_change.cfi</text:p>
          </table:table-cell>
          <table:table-cell table:style-name="ce15" office:value-type="string" calcext:value-type="string">
            <text:p>No entrypoints found</text:p>
          </table:table-cell>
          <table:table-cell table:style-name="ce15" table:number-columns-repeated="4"/>
          <table:table-cell table:style-name="ce18" table:formula="of:=ISNUMBER(MATCH([.C130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5" office:value-type="string" calcext:value-type="string">
            <text:p>0x848e93</text:p>
          </table:table-cell>
          <table:table-cell table:style-name="ce15" office:value-type="string" calcext:value-type="string">
            <text:p>call qword ptr [rax+0x130]</text:p>
          </table:table-cell>
          <table:table-cell table:style-name="ce15" office:value-type="string" calcext:value-type="string">
            <text:p>virtio_pci_device_unplugged.cfi</text:p>
          </table:table-cell>
          <table:table-cell table:style-name="ce15" office:value-type="string" calcext:value-type="string">
            <text:p>Compare not found</text:p>
          </table:table-cell>
          <table:table-cell table:style-name="ce15" table:number-columns-repeated="4"/>
          <table:table-cell table:style-name="ce18" table:formula="of:=ISNUMBER(MATCH([.C131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5" office:value-type="string" calcext:value-type="string">
            <text:p>0x84958c</text:p>
          </table:table-cell>
          <table:table-cell table:style-name="ce15" office:value-type="string" calcext:value-type="string">
            <text:p>call qword ptr [rax+0x130]</text:p>
          </table:table-cell>
          <table:table-cell table:style-name="ce15" office:value-type="string" calcext:value-type="string">
            <text:p>virtio_write_config.cfi</text:p>
          </table:table-cell>
          <table:table-cell table:style-name="ce15" office:value-type="string" calcext:value-type="string">
            <text:p>Compare not found</text:p>
          </table:table-cell>
          <table:table-cell table:style-name="ce15" table:number-columns-repeated="4"/>
          <table:table-cell table:style-name="ce18" table:formula="of:=ISNUMBER(MATCH([.C132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5" office:value-type="string" calcext:value-type="string">
            <text:p>0x84e816</text:p>
          </table:table-cell>
          <table:table-cell table:style-name="ce15" office:value-type="string" calcext:value-type="string">
            <text:p>call qword ptr [rax+0x130]</text:p>
          </table:table-cell>
          <table:table-cell table:style-name="ce15" office:value-type="string" calcext:value-type="string">
            <text:p>virtio_mmio_vmstate_change.cfi</text:p>
          </table:table-cell>
          <table:table-cell table:style-name="ce15" office:value-type="string" calcext:value-type="string">
            <text:p>Compare not found</text:p>
          </table:table-cell>
          <table:table-cell table:style-name="ce15" table:number-columns-repeated="4"/>
          <table:table-cell table:style-name="ce18" table:formula="of:=ISNUMBER(MATCH([.C133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5" office:value-type="string" calcext:value-type="string">
            <text:p>0x85d7da</text:p>
          </table:table-cell>
          <table:table-cell table:style-name="ce15" office:value-type="string" calcext:value-type="string">
            <text:p>call qword ptr [rax+0x130]</text:p>
          </table:table-cell>
          <table:table-cell table:style-name="ce15" office:value-type="string" calcext:value-type="string">
            <text:p>vhost_dev_enable_notifiers</text:p>
          </table:table-cell>
          <table:table-cell table:style-name="ce15" office:value-type="string" calcext:value-type="string">
            <text:p>Compare not found</text:p>
          </table:table-cell>
          <table:table-cell table:style-name="ce15" table:number-columns-repeated="4"/>
          <table:table-cell table:style-name="ce18" table:formula="of:=ISNUMBER(MATCH([.C134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4" table:number-columns-repeated="8"/>
          <table:table-cell table:style-name="ce18" table:formula="of:=ISNUMBER(MATCH([.C135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office:value-type="string" calcext:value-type="string">
            <text:p>Found 4996 checked and 99 unchecked indirect calls</text:p>
          </table:table-cell>
          <table:table-cell/>
          <table:table-cell office:value-type="string" calcext:value-type="string">
            <text:p>9 new</text:p>
          </table:table-cell>
          <table:table-cell table:number-columns-repeated="5"/>
          <table:table-cell table:style-name="ce18" table:formula="of:=ISNUMBER(MATCH([.C136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number-columns-repeated="8"/>
          <table:table-cell table:style-name="ce18" table:formula="of:=ISNUMBER(MATCH([.C137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1" office:value-type="string" calcext:value-type="string">
            <text:p>ignore five</text:p>
          </table:table-cell>
          <table:table-cell table:style-name="ce11" table:number-columns-repeated="7"/>
          <table:table-cell table:style-name="ce18" table:formula="of:=ISNUMBER(MATCH([.C138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2" office:value-type="string" calcext:value-type="string">
            <text:p>ignored function: vhost_dev_init</text:p>
          </table:table-cell>
          <table:table-cell table:number-columns-repeated="7"/>
          <table:table-cell table:style-name="ce18" table:formula="of:=ISNUMBER(MATCH([.C139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5" office:value-type="string" calcext:value-type="string">
            <text:p>0x85a801</text:p>
          </table:table-cell>
          <table:table-cell table:style-name="ce15" office:value-type="string" calcext:value-type="string">
            <text:p>call qword ptr [rax+8]</text:p>
          </table:table-cell>
          <table:table-cell table:style-name="ce15" office:value-type="string" calcext:value-type="string">
            <text:p>vhost_dev_init</text:p>
          </table:table-cell>
          <table:table-cell table:style-name="ce15" office:value-type="string" calcext:value-type="string">
            <text:p>Compare not found</text:p>
          </table:table-cell>
          <table:table-cell table:style-name="ce15" table:number-columns-repeated="4"/>
          <table:table-cell table:style-name="ce18" table:formula="of:=ISNUMBER(MATCH([.C140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5" office:value-type="string" calcext:value-type="string">
            <text:p>0x85a816</text:p>
          </table:table-cell>
          <table:table-cell table:style-name="ce15" office:value-type="string" calcext:value-type="string">
            <text:p>call qword ptr [rax+0xE0]</text:p>
          </table:table-cell>
          <table:table-cell table:style-name="ce15" office:value-type="string" calcext:value-type="string">
            <text:p>vhost_dev_init</text:p>
          </table:table-cell>
          <table:table-cell table:style-name="ce15" office:value-type="string" calcext:value-type="string">
            <text:p>Compare not found</text:p>
          </table:table-cell>
          <table:table-cell table:style-name="ce15" table:number-columns-repeated="4"/>
          <table:table-cell table:style-name="ce18" table:formula="of:=ISNUMBER(MATCH([.C141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5" office:value-type="string" calcext:value-type="string">
            <text:p>0x85a833</text:p>
          </table:table-cell>
          <table:table-cell table:style-name="ce15" office:value-type="string" calcext:value-type="string">
            <text:p>call qword ptr [rax+0xD0]</text:p>
          </table:table-cell>
          <table:table-cell table:style-name="ce15" office:value-type="string" calcext:value-type="string">
            <text:p>vhost_dev_init</text:p>
          </table:table-cell>
          <table:table-cell table:style-name="ce15" office:value-type="string" calcext:value-type="string">
            <text:p>Compare not found</text:p>
          </table:table-cell>
          <table:table-cell table:style-name="ce15" table:number-columns-repeated="4"/>
          <table:table-cell table:style-name="ce18" table:formula="of:=ISNUMBER(MATCH([.C142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5" office:value-type="string" calcext:value-type="string">
            <text:p>0x85a84b</text:p>
          </table:table-cell>
          <table:table-cell table:style-name="ce15" office:value-type="string" calcext:value-type="string">
            <text:p>call qword ptr [rax+0x18]</text:p>
          </table:table-cell>
          <table:table-cell table:style-name="ce15" office:value-type="string" calcext:value-type="string">
            <text:p>vhost_dev_init</text:p>
          </table:table-cell>
          <table:table-cell table:style-name="ce15" office:value-type="string" calcext:value-type="string">
            <text:p>Compare not found</text:p>
          </table:table-cell>
          <table:table-cell table:style-name="ce15" table:number-columns-repeated="4"/>
          <table:table-cell table:style-name="ce18" table:formula="of:=ISNUMBER(MATCH([.C143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style-name="ce15" office:value-type="string" calcext:value-type="string">
            <text:p>0x85b032</text:p>
          </table:table-cell>
          <table:table-cell table:style-name="ce15" office:value-type="string" calcext:value-type="string">
            <text:p>call rax</text:p>
          </table:table-cell>
          <table:table-cell table:style-name="ce15" office:value-type="string" calcext:value-type="string">
            <text:p>vhost_dev_init</text:p>
          </table:table-cell>
          <table:table-cell table:style-name="ce15" office:value-type="string" calcext:value-type="string">
            <text:p>Compare not found</text:p>
          </table:table-cell>
          <table:table-cell table:style-name="ce15" table:number-columns-repeated="4"/>
          <table:table-cell table:style-name="ce18" table:formula="of:=ISNUMBER(MATCH([.C144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office:value-type="string" calcext:value-type="string">
            <text:p>Count: 95, 5 new. 5000 checked</text:p>
          </table:table-cell>
          <table:table-cell table:number-columns-repeated="7"/>
          <table:table-cell table:style-name="ce19" table:formula="of:=ISNUMBER(MATCH([.C145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number-columns-repeated="8"/>
          <table:table-cell table:style-name="ce20" table:formula="of:=ISNUMBER(MATCH([.C146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>
          <table:table-cell table:number-columns-repeated="8"/>
          <table:table-cell table:style-name="ce20" table:formula="of:=ISNUMBER(MATCH([.C147]; [.$C$3:.$C$92]; 0))" office:value-type="boolean" office:boolean-value="false" calcext:value-type="boolean">
            <text:p>FALSE</text:p>
          </table:table-cell>
          <table:table-cell table:style-name="ce14" table:number-columns-repeated="16375"/>
        </table:table-row>
        <table:table-row table:style-name="ro1" table:number-rows-repeated="67">
          <table:table-cell table:number-columns-repeated="9"/>
          <table:table-cell table:style-name="ce14"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11" table:number-columns-repeated="16375"/>
        </table:table-row>
      </table:table>
      <table:table table:name="lea jmp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16378" table:default-cell-style-name="Default"/>
        <table:table-row table:style-name="ro1">
          <table:table-cell table:style-name="ce21" office:value-type="string" calcext:value-type="string">
            <text:p>Macro disabled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6 checked and 38 unchecked indirect ca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38f</text:p>
          </table:table-cell>
          <table:table-cell office:value-type="string" calcext:value-type="string">
            <text:p>call qword ptr [0x17903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5fd432</text:p>
          </table:table-cell>
          <table:table-cell office:value-type="string" calcext:value-type="string">
            <text:p>call qword ptr [0x179033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6edd7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742e5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08</text:p>
          </table:table-cell>
          <table:table-cell table:number-columns-repeated="2"/>
          <table:table-cell office:value-type="string" calcext:value-type="string">
            <text:p>stack spil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4d5f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9e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a5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3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8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76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7c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80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d6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0e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c6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2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b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d5f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b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c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6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7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1c8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c57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5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9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d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0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e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5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7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31b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0b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2d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91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b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e9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538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no_ignor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3 checked and 52 unchecked indirect calls</text:p>
          </table:table-cell>
          <table:table-cell/>
          <table:table-cell table:style-name="ce12" office:value-type="string" calcext:value-type="string">
            <text:p>14 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5fded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bu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5fe68e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plugin_vcpu_init__async.cfi</text:p>
          </table:table-cell>
          <table:table-cell table:style-name="ce22" office:value-type="string" calcext:value-type="string">
            <text:p>Call target not trusted when looking from 0x5fe510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9285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wait_io_event</text:p>
          </table:table-cell>
          <table:table-cell table:style-name="ce22" office:value-type="string" calcext:value-type="string">
            <text:p>Call target not trusted when looking from 0x8927f7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289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wait_io_event</text:p>
          </table:table-cell>
          <table:table-cell table:style-name="ce22" office:value-type="string" calcext:value-type="string">
            <text:p>Call target not trusted when looking from 0x8927f7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f899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qmp_x_exit_preconfig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f93c</text:p>
          </table:table-cell>
          <table:table-cell table:style-name="ce22" office:value-type="string" calcext:value-type="string">
            <text:p>call r12</text:p>
          </table:table-cell>
          <table:table-cell table:style-name="ce22" office:value-type="string" calcext:value-type="string">
            <text:p>qmp_x_exit_preconfig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a4d83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2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9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110dd</text:p>
          </table:table-cell>
          <table:table-cell table:style-name="ce22" office:value-type="string" calcext:value-type="string">
            <text:p>call qword ptr [0x18ACCF0]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1148</text:p>
          </table:table-cell>
          <table:table-cell table:style-name="ce22" office:value-type="string" calcext:value-type="string">
            <text:p>call rcx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117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358b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do_tb_flush.cfi</text:p>
          </table:table-cell>
          <table:table-cell table:style-name="ce22" office:value-type="string" calcext:value-type="string">
            <text:p>Call target not trusted when looking from 0xb135f6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e21e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setjmp_gen_code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3a3bf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plugin_atexit_cb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ignored: plugin_cb__udata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d5f488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sigfd_handler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sigfd_handler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d5f49b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sigfd_handler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sigfd_handler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_on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30 checked and 65 unchecked indirect calls</text:p>
          </table:table-cell>
          <table:table-cell/>
          <table:table-cell table:style-name="ce12" office:value-type="string" calcext:value-type="string">
            <text:p>13 new</text:p>
          </table:table-cell>
          <table:table-cell table:style-name="ce12" office:value-type="string" calcext:value-type="string">
            <text:p>ignored: qemu_xen_xs_write</text:p>
          </table:table-cell>
          <table:table-cell/>
          <table:table-cell table:style-name="ce12" office:value-type="string" calcext:value-type="string">
            <text:p>no checked with this label</text:p>
          </table:table-cell>
          <table:table-cell office:value-type="string" calcext:value-type="string">
            <text:p>called in two functions: xs_node_vprintf, xenstore_write_st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2"/>
          <table:table-cell table:style-name="ce14"/>
          <table:table-cell table:number-columns-repeated="16380"/>
        </table:table-row>
        <table:table-row table:style-name="ro1">
          <table:table-cell office:value-type="string" calcext:value-type="string">
            <text:p>0x5fd45f</text:p>
          </table:table-cell>
          <table:table-cell office:value-type="string" calcext:value-type="string">
            <text:p>call qword ptr [0x17905F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02</text:p>
          </table:table-cell>
          <table:table-cell office:value-type="string" calcext:value-type="string">
            <text:p>call qword ptr [0x17906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a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5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4e0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64d919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9pfs_alloc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calls xenstore_write_be_str -&gt; xenstore_write_str → xenstore_write_strqemu_xen_xs_writ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4d9c5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9pfs_alloc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thre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4da71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9pfs_alloc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times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e449b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input_init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calls xenstore_write_int → xenstore_write_str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6e4547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input_init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6ede0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ee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9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69a45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s_node_vprintf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xen_xs_writ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39d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set_state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write_int →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66d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Call target not trusted when looking from 0x86e520</text:p>
          </table:table-cell>
          <table:table-cell table:style-name="ce22" table:number-columns-repeated="2"/>
          <table:table-cell table:style-name="ce22" office:value-type="string" calcext:value-type="string">
            <text:p>calls write_be_int →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8c9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9f5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a9a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c22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6ed98</text:p>
          </table:table-cell>
          <table:table-cell table:style-name="ce22" office:value-type="string" calcext:value-type="string">
            <text:p>call qword ptr [0x17B51D0]</text:p>
          </table:table-cell>
          <table:table-cell table:style-name="ce22" office:value-type="string" calcext:value-type="string">
            <text:p>xen_be_check_state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sam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8926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1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b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6b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aa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1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3f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4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5d</text:p>
          </table:table-cell>
          <table:table-cell office:value-type="string" calcext:value-type="string">
            <text:p>call qword ptr [0x18ACB6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c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0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4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09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23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c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b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2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6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c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44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c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8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1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b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2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7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2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7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0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0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e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b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b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f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3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6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8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b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d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f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f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1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c5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f3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d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c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_two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2 checked and 53 unchecked indirect calls</text:p>
          </table:table-cell>
          <table:table-cell/>
          <table:table-cell table:style-name="ce12" office:value-type="string" calcext:value-type="string">
            <text:p>1 new</text:p>
          </table:table-cell>
          <table:table-cell office:value-type="string" calcext:value-type="string">
            <text:p>ignored function: ct3_build_cdat</text:p>
          </table:table-cell>
          <table:table-cell/>
          <table:table-cell office:value-type="string" calcext:value-type="string">
            <text:p>no checked with this labe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6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8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10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6bd39a</text:p>
          </table:table-cell>
          <table:table-cell table:style-name="ce22" office:value-type="string" calcext:value-type="string">
            <text:p>call qword ptr [r14+0x10]</text:p>
          </table:table-cell>
          <table:table-cell table:style-name="ce22" office:value-type="string" calcext:value-type="string">
            <text:p>ct3_build_cda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6ede9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7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8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87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8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91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81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0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7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5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a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bd</text:p>
          </table:table-cell>
          <table:table-cell office:value-type="string" calcext:value-type="string">
            <text:p>call qword ptr [0x18ACCD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12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1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56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5d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1f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9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2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d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8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c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22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a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2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e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7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1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8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d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8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d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6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c6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14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1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5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9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c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a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e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1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3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4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4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65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5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7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b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9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33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82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d_thre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28 checked and 69 unchecked indirect calls</text:p>
          </table:table-cell>
          <table:table-cell/>
          <table:table-cell table:style-name="ce12" office:value-type="string" calcext:value-type="string">
            <text:p>17 new</text:p>
          </table:table-cell>
          <table:table-cell office:value-type="string" calcext:value-type="string">
            <text:p>ignored: job_lock</text:p>
          </table:table-cell>
          <table:table-cell office:value-type="string" calcext:value-type="string">
            <text:p>no direct occurences of job_lock</text:p>
          </table:table-cell>
          <table:table-cell/>
          <table:table-cell table:formula="of:=5028+69" office:value-type="float" office:value="5097" calcext:value-type="float">
            <text:p>5097</text:p>
          </table:table-cell>
          <table:table-cell table:formula="of:=5028+74" office:value-type="float" office:value="5102" calcext:value-type="float">
            <text:p>51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3ef</text:p>
          </table:table-cell>
          <table:table-cell office:value-type="string" calcext:value-type="string">
            <text:p>call qword ptr [0x179057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492</text:p>
          </table:table-cell>
          <table:table-cell office:value-type="string" calcext:value-type="string">
            <text:p>call qword ptr [0x179059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5e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47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1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e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a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b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89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79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8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f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d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2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3d</text:p>
          </table:table-cell>
          <table:table-cell office:value-type="string" calcext:value-type="string">
            <text:p>call qword ptr [0x18ACAE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e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5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17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1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94e1e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nnnnn</text:p>
          </table:table-cell>
          <table:table-cell table:style-name="ce22" office:value-type="string" calcext:value-type="string">
            <text:p>Call target not trusted when looking from 0xb94df7</text:p>
          </table:table-cell>
          <table:table-cell table:style-name="ce22" table:number-columns-repeated="2"/>
          <table:table-cell table:style-name="ce22" office:value-type="string" calcext:value-type="string">
            <text:p>block_job_query_locked →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0431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child_job_drained_begin.cfi</text:p>
          </table:table-cell>
          <table:table-cell table:style-name="ce22" office:value-type="string" calcext:value-type="string">
            <text:p>Call target not trusted when looking from 0xbb0377</text:p>
          </table:table-cell>
          <table:table-cell table:style-name="ce22" table:number-columns-repeated="2"/>
          <table:table-cell table:style-name="ce22" office:value-type="string" calcext:value-type="string">
            <text:p>job_pause → job_enter_cond_locked →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0a3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block_job_set_speed_locked</text:p>
          </table:table-cell>
          <table:table-cell table:style-name="ce22" office:value-type="string" calcext:value-type="string">
            <text:p>Call target not trusted when looking from 0xbb0a11</text:p>
          </table:table-cell>
          <table:table-cell table:style-name="ce22" table:number-columns-repeated="2"/>
          <table:table-cell table:style-name="ce22" office:value-type="string" calcext:value-type="string">
            <text:p>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0b5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block_job_set_speed_locked</text:p>
          </table:table-cell>
          <table:table-cell table:style-name="ce22" office:value-type="string" calcext:value-type="string">
            <text:p>Call target not trusted when looking from 0xbb0aa4</text:p>
          </table:table-cell>
          <table:table-cell table:style-name="ce22" table:number-columns-repeated="2"/>
          <table:table-cell table:style-name="ce22" office:value-type="string" calcext:value-type="string">
            <text:p>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2f6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block_job_error_action</text:p>
          </table:table-cell>
          <table:table-cell table:style-name="ce22" office:value-type="string" calcext:value-type="string">
            <text:p>Call target not trusted when looking from 0xbb2ea2</text:p>
          </table:table-cell>
          <table:table-cell table:style-name="ce22" table:number-columns-repeated="2"/>
          <table:table-cell table:style-name="ce22" office:value-type="string" calcext:value-type="string">
            <text:p>job_pause → …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33b3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pause_point_locked.cfi</text:p>
          </table:table-cell>
          <table:table-cell table:style-name="ce22" office:value-type="string" calcext:value-type="string">
            <text:p>Call target not trusted when looking from 0xbb3387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359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do_yield_locked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3d0a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unref_locked</text:p>
          </table:table-cell>
          <table:table-cell table:style-name="ce22" office:value-type="string" calcext:value-type="string">
            <text:p>Call target not trusted when looking from 0xbb3cde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7c7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prepare_locked.cfi</text:p>
          </table:table-cell>
          <table:table-cell table:style-name="ce22" office:value-type="string" calcext:value-type="string">
            <text:p>Call target not trusted when looking from 0xbb4765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955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finalize_single_locked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c80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cancel_async_locked</text:p>
          </table:table-cell>
          <table:table-cell table:style-name="ce22" office:value-type="string" calcext:value-type="string">
            <text:p>Call target not trusted when looking from 0xbb4c19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d09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cancel_async_locked</text:p>
          </table:table-cell>
          <table:table-cell table:style-name="ce22" office:value-type="string" calcext:value-type="string">
            <text:p>Call target not trusted when looking from 0xbb4ce1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4ffb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finish_sync_locked</text:p>
          </table:table-cell>
          <table:table-cell table:style-name="ce22" office:value-type="string" calcext:value-type="string">
            <text:p>Call target not trusted when looking from 0xbb4ef9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521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enter</text:p>
          </table:table-cell>
          <table:table-cell table:style-name="ce22" office:value-type="string" calcext:value-type="string">
            <text:p>Call target not trusted when looking from 0xbb50f0</text:p>
          </table:table-cell>
          <table:table-cell table:style-name="ce22" table:number-columns-repeated="2"/>
          <table:table-cell table:style-name="ce22" office:value-type="string" calcext:value-type="string">
            <text:p>job_enter_cond_locked →job_lock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b5b64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job_user_resume_locked</text:p>
          </table:table-cell>
          <table:table-cell table:style-name="ce22" office:value-type="string" calcext:value-type="string">
            <text:p>Call target not trusted when looking from 0xbb5b3c</text:p>
          </table:table-cell>
          <table:table-cell table:style-name="ce22" table:number-columns-repeated="2"/>
          <table:table-cell table:style-name="ce22" office:value-type="string" calcext:value-type="string">
            <text:p>calls job_lock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be69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f004d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mirror_complete.cfi</text:p>
          </table:table-cell>
          <table:table-cell table:style-name="ce22" office:value-type="string" calcext:value-type="string">
            <text:p>Call target not trusted when looking from 0xbeff94</text:p>
          </table:table-cell>
          <table:table-cell table:style-name="ce22" table:number-columns-repeated="2"/>
          <table:table-cell table:style-name="ce22" office:value-type="string" calcext:value-type="string">
            <text:p>job_enter_cond_locked →job_lock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c00a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a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3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3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e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b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bf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cadc71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qmp_marshal_block_job_change.cfi</text:p>
          </table:table-cell>
          <table:table-cell table:style-name="ce22" office:value-type="string" calcext:value-type="string">
            <text:p>Call target not trusted when looking from 0xcadc3b</text:p>
          </table:table-cell>
          <table:table-cell table:style-name="ce22" table:number-columns-repeated="2"/>
          <table:table-cell table:style-name="ce22" office:value-type="string" calcext:value-type="string">
            <text:p>generated cod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d5097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7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5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2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6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a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d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b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f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6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6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8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bc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ea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4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3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d_four</text:p>
          </table:table-cell>
          <table:table-cell table:style-name="ce21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und 5034 checked and 61 unchecked indirect calls</text:p>
          </table:table-cell>
          <table:table-cell/>
          <table:table-cell table:style-name="ce12" office:value-type="string" calcext:value-type="string">
            <text:p>9 new</text:p>
          </table:table-cell>
          <table:table-cell table:style-name="ce25" office:value-type="string" calcext:value-type="string">
            <text:p>ignored functions: virtio_reset, virtio_bus_stop_ioeventfd</text:p>
          </table:table-cell>
          <table:table-cell table:number-columns-repeated="2"/>
          <table:table-cell office:value-type="string" calcext:value-type="string">
            <text:p>no other direct occurenc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62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64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8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45de1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bus_rese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virtio_rese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5eae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virtio_bus_reset</text:p>
          </table:table-cell>
          <table:table-cell table:style-name="ce22" office:value-type="string" calcext:value-type="string">
            <text:p>Call target not trusted when looking from 0x845daa</text:p>
          </table:table-cell>
          <table:table-cell table:style-name="ce22" table:number-columns-repeated="2"/>
          <table:table-cell table:style-name="ce22" office:value-type="string" calcext:value-type="string">
            <text:p>calls virtio_rese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5ef5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virtio_bus_reset</text:p>
          </table:table-cell>
          <table:table-cell table:style-name="ce22" office:value-type="string" calcext:value-type="string">
            <text:p>Call target not trusted when looking from 0x845daa</text:p>
          </table:table-cell>
          <table:table-cell table:style-name="ce22" table:number-columns-repeated="2"/>
          <table:table-cell table:style-name="ce22" office:value-type="string" calcext:value-type="string">
            <text:p>calls virtio_rese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6050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bus_stop_ioeventfd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84f0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pci_vmstate_change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calls virtio_pci_stop_ioeventfd → virtio_bus_stop_ioeventfd → 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8e93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pci_device_unplugged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virtio_pci_stop_ioeventfd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958c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write_config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virtio_pci_stop_ioeventfd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4e816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irtio_mmio_vmstate_change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virtio_mmio_stop_ioeventfd → virtio_bus_stop_ioeventfd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5d7da</text:p>
          </table:table-cell>
          <table:table-cell table:style-name="ce22" office:value-type="string" calcext:value-type="string">
            <text:p>call qword ptr [rax+0x130]</text:p>
          </table:table-cell>
          <table:table-cell table:style-name="ce22" office:value-type="string" calcext:value-type="string">
            <text:p>vhost_dev_enable_notifiers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virtio_device_grab_ioeventfd→ virtio_bus_stop_ioeventfd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8926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d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6d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ac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3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1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6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7d</text:p>
          </table:table-cell>
          <table:table-cell office:value-type="string" calcext:value-type="string">
            <text:p>call qword ptr [0x18ACB9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2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4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0b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25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e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4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8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e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46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e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a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3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4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9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4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9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2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2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00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d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1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5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8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6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a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d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f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51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41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3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c7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f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e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d_fiv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38 checked and 57 unchecked indirect calls</text:p>
          </table:table-cell>
          <table:table-cell/>
          <table:table-cell office:value-type="string" calcext:value-type="string">
            <text:p>5 new</text:p>
          </table:table-cell>
          <table:table-cell office:value-type="string" calcext:value-type="string">
            <text:p>ignored: <text:s/>vhost_dev_ini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6E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0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8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5a80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vhost_dev_ini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5a816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vhost_dev_ini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5a833</text:p>
          </table:table-cell>
          <table:table-cell table:style-name="ce22" office:value-type="string" calcext:value-type="string">
            <text:p>call qword ptr [rax+0xD0]</text:p>
          </table:table-cell>
          <table:table-cell table:style-name="ce22" office:value-type="string" calcext:value-type="string">
            <text:p>vhost_dev_ini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5a84b</text:p>
          </table:table-cell>
          <table:table-cell table:style-name="ce22" office:value-type="string" calcext:value-type="string">
            <text:p>call qword ptr [rax+0x18]</text:p>
          </table:table-cell>
          <table:table-cell table:style-name="ce22" office:value-type="string" calcext:value-type="string">
            <text:p>vhost_dev_ini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5b03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vhost_dev_init</text:p>
          </table:table-cell>
          <table:table-cell table:style-name="ce22" office:value-type="string" calcext:value-type="string">
            <text:p>Call target not trusted when looking from 0x85ad00</text:p>
          </table:table-cell>
          <table:table-cell table:style-name="ce22" table:number-columns-repeated="2"/>
          <table:table-cell table:style-name="ce22" office:value-type="string" calcext:value-type="string">
            <text:p>trivial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8927b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89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79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8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f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d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2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3d</text:p>
          </table:table-cell>
          <table:table-cell office:value-type="string" calcext:value-type="string">
            <text:p>call qword ptr [0x18ACC5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e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5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17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1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ba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0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5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4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5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1a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2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5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a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6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f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19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0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5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0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5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e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e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0c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0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9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6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d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6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1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6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6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6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9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b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5d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4d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f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3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1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2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7a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--Checked:---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0x85a99e</text:p>
          </table:table-cell>
          <table:table-cell table:style-name="ce15" office:value-type="string" calcext:value-type="string">
            <text:p>call rcx</text:p>
          </table:table-cell>
          <table:table-cell table:style-name="ce15" office:value-type="string" calcext:value-type="string">
            <text:p>vhost_dev_init</text:p>
          </table:table-cell>
          <table:table-cell table:style-name="ce15"/>
          <table:table-cell table:style-name="ce15" office:value-type="string" calcext:value-type="string">
            <text:p>ok</text:p>
          </table:table-cell>
          <table:table-cell table:style-name="ce15" table:number-columns-repeated="16379"/>
        </table:table-row>
        <table:table-row table:style-name="ro1">
          <table:table-cell table:style-name="ce15" office:value-type="string" calcext:value-type="string">
            <text:p>0x85a9ff</text:p>
          </table:table-cell>
          <table:table-cell table:style-name="ce15" office:value-type="string" calcext:value-type="string">
            <text:p>call rax</text:p>
          </table:table-cell>
          <table:table-cell table:style-name="ce15" office:value-type="string" calcext:value-type="string">
            <text:p>vhost_dev_init</text:p>
          </table:table-cell>
          <table:table-cell table:style-name="ce15"/>
          <table:table-cell table:style-name="ce15" office:value-type="string" calcext:value-type="string">
            <text:p>ok</text:p>
          </table:table-cell>
          <table:table-cell table:style-name="ce15" table:number-columns-repeated="16379"/>
        </table:table-row>
        <table:table-row table:style-name="ro1">
          <table:table-cell table:style-name="ce15" office:value-type="string" calcext:value-type="string">
            <text:p>0x85aadf</text:p>
          </table:table-cell>
          <table:table-cell table:style-name="ce15" office:value-type="string" calcext:value-type="string">
            <text:p>call rax</text:p>
          </table:table-cell>
          <table:table-cell table:style-name="ce15" office:value-type="string" calcext:value-type="string">
            <text:p>vhost_dev_init</text:p>
          </table:table-cell>
          <table:table-cell table:style-name="ce15"/>
          <table:table-cell table:style-name="ce15" office:value-type="string" calcext:value-type="string">
            <text:p>ok</text:p>
          </table:table-cell>
          <table:table-cell table:style-name="ce15" table:number-columns-repeated="16379"/>
        </table:table-row>
        <table:table-row table:style-name="ro1">
          <table:table-cell table:style-name="ce15" office:value-type="string" calcext:value-type="string">
            <text:p>0x85acd2</text:p>
          </table:table-cell>
          <table:table-cell table:style-name="ce15" office:value-type="string" calcext:value-type="string">
            <text:p>call rcx</text:p>
          </table:table-cell>
          <table:table-cell table:style-name="ce15" office:value-type="string" calcext:value-type="string">
            <text:p>vhost_dev_init</text:p>
          </table:table-cell>
          <table:table-cell table:style-name="ce15"/>
          <table:table-cell table:style-name="ce15" office:value-type="string" calcext:value-type="string">
            <text:p>ok</text:p>
          </table:table-cell>
          <table:table-cell table:style-name="ce15" table:number-columns-repeated="16379"/>
        </table:table-row>
        <table:table-row table:style-name="ro1">
          <table:table-cell table:style-name="ce15" office:value-type="string" calcext:value-type="string">
            <text:p>0x85ad12</text:p>
          </table:table-cell>
          <table:table-cell table:style-name="ce15" office:value-type="string" calcext:value-type="string">
            <text:p>call rcx</text:p>
          </table:table-cell>
          <table:table-cell table:style-name="ce15" office:value-type="string" calcext:value-type="string">
            <text:p>vhost_dev_init</text:p>
          </table:table-cell>
          <table:table-cell table:style-name="ce15"/>
          <table:table-cell table:style-name="ce15" office:value-type="string" calcext:value-type="string">
            <text:p>ok</text:p>
          </table:table-cell>
          <table:table-cell table:style-name="ce15" table:number-columns-repeated="16379"/>
        </table:table-row>
        <table:table-row table:style-name="ro1">
          <table:table-cell table:style-name="ce15" office:value-type="string" calcext:value-type="string">
            <text:p>0x85af5c</text:p>
          </table:table-cell>
          <table:table-cell table:style-name="ce15" office:value-type="string" calcext:value-type="string">
            <text:p>call rcx</text:p>
          </table:table-cell>
          <table:table-cell table:style-name="ce15" office:value-type="string" calcext:value-type="string">
            <text:p>vhost_dev_init</text:p>
          </table:table-cell>
          <table:table-cell table:style-name="ce15"/>
          <table:table-cell table:style-name="ce15" office:value-type="string" calcext:value-type="string">
            <text:p>ok</text:p>
          </table:table-cell>
          <table:table-cell table:style-name="ce15" table:number-columns-repeated="16379"/>
        </table:table-row>
        <table:table-row table:style-name="ro1">
          <table:table-cell table:style-name="ce15" office:value-type="string" calcext:value-type="string">
            <text:p>0x85b127</text:p>
          </table:table-cell>
          <table:table-cell table:style-name="ce15" office:value-type="string" calcext:value-type="string">
            <text:p>call rcx</text:p>
          </table:table-cell>
          <table:table-cell table:style-name="ce15" office:value-type="string" calcext:value-type="string">
            <text:p>vhost_dev_init</text:p>
          </table:table-cell>
          <table:table-cell table:style-name="ce15"/>
          <table:table-cell table:style-name="ce15" office:value-type="string" calcext:value-type="string">
            <text:p>ok</text:p>
          </table:table-cell>
          <table:table-cell table:style-name="ce15" table:number-columns-repeated="16379"/>
        </table:table-row>
        <table:table-row table:style-name="ro1">
          <table:table-cell table:style-name="ce15" office:value-type="string" calcext:value-type="string">
            <text:p>0x85b168</text:p>
          </table:table-cell>
          <table:table-cell table:style-name="ce15" office:value-type="string" calcext:value-type="string">
            <text:p>call rax</text:p>
          </table:table-cell>
          <table:table-cell table:style-name="ce15" office:value-type="string" calcext:value-type="string">
            <text:p>vhost_dev_init</text:p>
          </table:table-cell>
          <table:table-cell table:style-name="ce15"/>
          <table:table-cell table:style-name="ce15" office:value-type="string" calcext:value-type="string">
            <text:p>ok</text:p>
          </table:table-cell>
          <table:table-cell table:style-name="ce15"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d_six</text:p>
          </table:table-cell>
          <table:table-cell table:style-name="ce21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und 5034 checked and 61 unchecked indirect calls</text:p>
          </table:table-cell>
          <table:table-cell/>
          <table:table-cell office:value-type="string" calcext:value-type="string">
            <text:p>9 new</text:p>
          </table:table-cell>
          <table:table-cell office:value-type="string" calcext:value-type="string">
            <text:p>ignored: qemu_chr_be_eve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7f</text:p>
          </table:table-cell>
          <table:table-cell office:value-type="string" calcext:value-type="string">
            <text:p>call qword ptr [0x179055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22</text:p>
          </table:table-cell>
          <table:table-cell office:value-type="string" calcext:value-type="string">
            <text:p>call qword ptr [0x179057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c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7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a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8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38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0x892841</text:p>
          </table:table-cell>
          <table:table-cell table:style-name="ce14" office:value-type="string" calcext:value-type="string">
            <text:p>call qword ptr [rax+8]</text:p>
          </table:table-cell>
          <table:table-cell table:style-name="ce14" office:value-type="string" calcext:value-type="string">
            <text:p>qemu_wait_io_event</text:p>
          </table:table-cell>
          <table:table-cell table:style-name="ce14" office:value-type="string" calcext:value-type="string">
            <text:p>Call target not trusted when looking from 0x8927e7</text:p>
          </table:table-cell>
          <table:table-cell table:style-name="ce14" table:number-columns-repeated="16380"/>
        </table:table-row>
        <table:table-row table:style-name="ro1">
          <table:table-cell table:style-name="ce14" office:value-type="string" calcext:value-type="string">
            <text:p>0x892881</text:p>
          </table:table-cell>
          <table:table-cell table:style-name="ce14" office:value-type="string" calcext:value-type="string">
            <text:p>call qword ptr [rax+8]</text:p>
          </table:table-cell>
          <table:table-cell table:style-name="ce14" office:value-type="string" calcext:value-type="string">
            <text:p>qemu_wait_io_event</text:p>
          </table:table-cell>
          <table:table-cell table:style-name="ce14" office:value-type="string" calcext:value-type="string">
            <text:p>Call target not trusted when looking from 0x8927e7</text:p>
          </table:table-cell>
          <table:table-cell table:style-name="ce14" table:number-columns-repeated="16380"/>
        </table:table-row>
        <table:table-row table:style-name="ro1">
          <table:table-cell table:style-name="ce14" office:value-type="string" calcext:value-type="string">
            <text:p>0x89f889</text:p>
          </table:table-cell>
          <table:table-cell table:style-name="ce14" office:value-type="string" calcext:value-type="string">
            <text:p>call rax</text:p>
          </table:table-cell>
          <table:table-cell table:style-name="ce14" office:value-type="string" calcext:value-type="string">
            <text:p>qmp_x_exit_preconfig</text:p>
          </table:table-cell>
          <table:table-cell table:style-name="ce14" office:value-type="string" calcext:value-type="string">
            <text:p>Compare not found</text:p>
          </table:table-cell>
          <table:table-cell table:style-name="ce14" table:number-columns-repeated="16380"/>
        </table:table-row>
        <table:table-row table:style-name="ro1">
          <table:table-cell table:style-name="ce14" office:value-type="string" calcext:value-type="string">
            <text:p>0x89f92c</text:p>
          </table:table-cell>
          <table:table-cell table:style-name="ce14" office:value-type="string" calcext:value-type="string">
            <text:p>call r12</text:p>
          </table:table-cell>
          <table:table-cell table:style-name="ce14" office:value-type="string" calcext:value-type="string">
            <text:p>qmp_x_exit_preconfig</text:p>
          </table:table-cell>
          <table:table-cell table:style-name="ce14" office:value-type="string" calcext:value-type="string">
            <text:p>Compare not found</text:p>
          </table:table-cell>
          <table:table-cell table:style-name="ce14" table:number-columns-repeated="16380"/>
        </table:table-row>
        <table:table-row table:style-name="ro1">
          <table:table-cell table:style-name="ce14" office:value-type="string" calcext:value-type="string">
            <text:p>0xa4d7cf</text:p>
          </table:table-cell>
          <table:table-cell table:style-name="ce14" office:value-type="string" calcext:value-type="string">
            <text:p>call r12</text:p>
          </table:table-cell>
          <table:table-cell table:style-name="ce14" office:value-type="string" calcext:value-type="string">
            <text:p>gen_MOVMSK.cfi</text:p>
          </table:table-cell>
          <table:table-cell table:style-name="ce14" office:value-type="string" calcext:value-type="string">
            <text:p>No entrypoints found</text:p>
          </table:table-cell>
          <table:table-cell table:style-name="ce14" table:number-columns-repeated="16380"/>
        </table:table-row>
        <table:table-row table:style-name="ro1">
          <table:table-cell table:style-name="ce14" office:value-type="string" calcext:value-type="string">
            <text:p>0xa5ebb2</text:p>
          </table:table-cell>
          <table:table-cell table:style-name="ce14" office:value-type="string" calcext:value-type="string">
            <text:p>call r13</text:p>
          </table:table-cell>
          <table:table-cell table:style-name="ce14" office:value-type="string" calcext:value-type="string">
            <text:p>gen_VUCOMI.cfi</text:p>
          </table:table-cell>
          <table:table-cell table:style-name="ce14" office:value-type="string" calcext:value-type="string">
            <text:p>No entrypoints found</text:p>
          </table:table-cell>
          <table:table-cell table:style-name="ce14" table:number-columns-repeated="16380"/>
        </table:table-row>
        <table:table-row table:style-name="ro1">
          <table:table-cell table:style-name="ce14" office:value-type="string" calcext:value-type="string">
            <text:p>0xa5ec22</text:p>
          </table:table-cell>
          <table:table-cell table:style-name="ce14" office:value-type="string" calcext:value-type="string">
            <text:p>call r13</text:p>
          </table:table-cell>
          <table:table-cell table:style-name="ce14" office:value-type="string" calcext:value-type="string">
            <text:p>gen_VCOMI.cfi</text:p>
          </table:table-cell>
          <table:table-cell table:style-name="ce14" office:value-type="string" calcext:value-type="string">
            <text:p>No entrypoints found</text:p>
          </table:table-cell>
          <table:table-cell table:style-name="ce14" table:number-columns-repeated="16380"/>
        </table:table-row>
        <table:table-row table:style-name="ro1">
          <table:table-cell table:style-name="ce14" office:value-type="string" calcext:value-type="string">
            <text:p>0xaeb500</text:p>
          </table:table-cell>
          <table:table-cell table:style-name="ce14" office:value-type="string" calcext:value-type="string">
            <text:p>call qword ptr [rsp+0x18]</text:p>
          </table:table-cell>
          <table:table-cell table:style-name="ce14" office:value-type="string" calcext:value-type="string">
            <text:p>access_with_adjusted_size</text:p>
          </table:table-cell>
          <table:table-cell table:style-name="ce14" office:value-type="string" calcext:value-type="string">
            <text:p>Call target spilled to stack</text:p>
          </table:table-cell>
          <table:table-cell table:style-name="ce14" table:number-columns-repeated="16380"/>
        </table:table-row>
        <table:table-row table:style-name="ro1">
          <table:table-cell table:style-name="ce14" office:value-type="string" calcext:value-type="string">
            <text:p>0xaeb55d</text:p>
          </table:table-cell>
          <table:table-cell table:style-name="ce14" office:value-type="string" calcext:value-type="string">
            <text:p>call qword ptr [rsp+0x18]</text:p>
          </table:table-cell>
          <table:table-cell table:style-name="ce14" office:value-type="string" calcext:value-type="string">
            <text:p>access_with_adjusted_size</text:p>
          </table:table-cell>
          <table:table-cell table:style-name="ce14" office:value-type="string" calcext:value-type="string">
            <text:p>Call target spilled to stack</text:p>
          </table:table-cell>
          <table:table-cell table:style-name="ce14" table:number-columns-repeated="16380"/>
        </table:table-row>
        <table:table-row table:style-name="ro1">
          <table:table-cell table:style-name="ce14" office:value-type="string" calcext:value-type="string">
            <text:p>0xb1106d</text:p>
          </table:table-cell>
          <table:table-cell table:style-name="ce14" office:value-type="string" calcext:value-type="string">
            <text:p>call qword ptr [0x18ACAC0]</text:p>
          </table:table-cell>
          <table:table-cell table:style-name="ce14" office:value-type="string" calcext:value-type="string">
            <text:p>cpu_tb_exec</text:p>
          </table:table-cell>
          <table:table-cell table:style-name="ce14" office:value-type="string" calcext:value-type="string">
            <text:p>Compare not found</text:p>
          </table:table-cell>
          <table:table-cell table:style-name="ce14" table:number-columns-repeated="16380"/>
        </table:table-row>
        <table:table-row table:style-name="ro1">
          <table:table-cell table:style-name="ce14" office:value-type="string" calcext:value-type="string">
            <text:p>0xb110d8</text:p>
          </table:table-cell>
          <table:table-cell table:style-name="ce14" office:value-type="string" calcext:value-type="string">
            <text:p>call rcx</text:p>
          </table:table-cell>
          <table:table-cell table:style-name="ce14" office:value-type="string" calcext:value-type="string">
            <text:p>cpu_tb_exec</text:p>
          </table:table-cell>
          <table:table-cell table:style-name="ce14" office:value-type="string" calcext:value-type="string">
            <text:p>Compare not found</text:p>
          </table:table-cell>
          <table:table-cell table:style-name="ce14" table:number-columns-repeated="16380"/>
        </table:table-row>
        <table:table-row table:style-name="ro1">
          <table:table-cell table:style-name="ce14" office:value-type="string" calcext:value-type="string">
            <text:p>0xb11102</text:p>
          </table:table-cell>
          <table:table-cell table:style-name="ce14" office:value-type="string" calcext:value-type="string">
            <text:p>call rax</text:p>
          </table:table-cell>
          <table:table-cell table:style-name="ce14" office:value-type="string" calcext:value-type="string">
            <text:p>cpu_tb_exec</text:p>
          </table:table-cell>
          <table:table-cell table:style-name="ce14" office:value-type="string" calcext:value-type="string">
            <text:p>Compare not found</text:p>
          </table:table-cell>
          <table:table-cell table:style-name="ce14" table:number-columns-repeated="16380"/>
        </table:table-row>
        <table:table-row table:style-name="ro1">
          <table:table-cell table:style-name="ce14" office:value-type="string" calcext:value-type="string">
            <text:p>0xb1351b</text:p>
          </table:table-cell>
          <table:table-cell table:style-name="ce14" office:value-type="string" calcext:value-type="string">
            <text:p>call qword ptr [rax+8]</text:p>
          </table:table-cell>
          <table:table-cell table:style-name="ce14" office:value-type="string" calcext:value-type="string">
            <text:p>do_tb_flush.cfi</text:p>
          </table:table-cell>
          <table:table-cell table:style-name="ce14" office:value-type="string" calcext:value-type="string">
            <text:p>Call target not trusted when looking from 0xb13586</text:p>
          </table:table-cell>
          <table:table-cell table:style-name="ce14" table:number-columns-repeated="16380"/>
        </table:table-row>
        <table:table-row table:style-name="ro1">
          <table:table-cell office:value-type="string" calcext:value-type="string">
            <text:p>0xb1e1a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4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bd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3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8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7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8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1d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5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8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d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9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2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1c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3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8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3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8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c76305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mux_chr_read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mux_proc_byte →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7813c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char_socket_finalize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7b24d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tcp_chr_read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tcp_chr_process_IAC_bytes -&gt;qemu_chr_be_event 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7b463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tcp_chr_disconnect_locked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7c7e1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tcp_chr_connect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81855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chardev_new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83225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fd_chr_read.cfi</text:p>
          </table:table-cell>
          <table:table-cell table:style-name="ce22" office:value-type="string" calcext:value-type="string">
            <text:p>Call target not trusted when looking from 0xc83170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837c9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char_parallel_finalize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c84846</text:p>
          </table:table-cell>
          <table:table-cell table:style-name="ce22" office:value-type="string" calcext:value-type="string">
            <text:p>call qword ptr [rax+0xE0]</text:p>
          </table:table-cell>
          <table:table-cell table:style-name="ce22" office:value-type="string" calcext:value-type="string">
            <text:p>pty_chr_state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calls qemu_chr_be_event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d5095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5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3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0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4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8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b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9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d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2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4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4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6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ba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e8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2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1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ammanslagn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ase # </text:p>
          </table:table-cell>
          <table:table-cell office:value-type="string" calcext:value-type="string">
            <text:p>Ignored function</text:p>
          </table:table-cell>
          <table:table-cell office:value-type="string" calcext:value-type="string">
            <text:p>Santized calls</text:p>
          </table:table-cell>
          <table:table-cell office:value-type="string" calcext:value-type="string">
            <text:p>Unsanitized calls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Difference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emu_xen_xs_write</text:p>
          </table:table-cell>
          <table:table-cell office:value-type="float" office:value="5030" calcext:value-type="float">
            <text:p>5030</text:p>
          </table:table-cell>
          <table:table-cell office:value-type="float" office:value="65" calcext:value-type="float">
            <text:p>65</text:p>
          </table:table-cell>
          <table:table-cell table:formula="of:=[.C509]+[.D509]" office:value-type="float" office:value="5095" calcext:value-type="float">
            <text:p>5095</text:p>
          </table:table-cell>
          <table:table-cell table:formula="of:=[.D509]-52"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3_build_cdat</text:p>
          </table:table-cell>
          <table:table-cell office:value-type="float" office:value="5042" calcext:value-type="float">
            <text:p>5042</text:p>
          </table:table-cell>
          <table:table-cell office:value-type="float" office:value="53" calcext:value-type="float">
            <text:p>53</text:p>
          </table:table-cell>
          <table:table-cell table:formula="of:=[.C510]+[.D510]" office:value-type="float" office:value="5095" calcext:value-type="float">
            <text:p>5095</text:p>
          </table:table-cell>
          <table:table-cell table:formula="of:=[.D510]-52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b_lock</text:p>
          </table:table-cell>
          <table:table-cell office:value-type="float" office:value="5028" calcext:value-type="float">
            <text:p>5028</text:p>
          </table:table-cell>
          <table:table-cell office:value-type="float" office:value="69" calcext:value-type="float">
            <text:p>69</text:p>
          </table:table-cell>
          <table:table-cell table:formula="of:=[.C511]+[.D511]" office:value-type="float" office:value="5097" calcext:value-type="float">
            <text:p>5097</text:p>
          </table:table-cell>
          <table:table-cell table:formula="of:=[.D511]-52"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virtio_bus_stop_ioeventfd</text:p>
          </table:table-cell>
          <table:table-cell office:value-type="float" office:value="5036" calcext:value-type="float">
            <text:p>5036</text:p>
          </table:table-cell>
          <table:table-cell office:value-type="float" office:value="59" calcext:value-type="float">
            <text:p>59</text:p>
          </table:table-cell>
          <table:table-cell table:formula="of:=[.C512]+[.D512]" office:value-type="float" office:value="5095" calcext:value-type="float">
            <text:p>5095</text:p>
          </table:table-cell>
          <table:table-cell table:formula="of:=[.D512]-52"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host_dev_init</text:p>
          </table:table-cell>
          <table:table-cell office:value-type="float" office:value="5034" calcext:value-type="float">
            <text:p>5034</text:p>
          </table:table-cell>
          <table:table-cell office:value-type="float" office:value="61" calcext:value-type="float">
            <text:p>61</text:p>
          </table:table-cell>
          <table:table-cell table:formula="of:=[.C513]+[.D513]" office:value-type="float" office:value="5095" calcext:value-type="float">
            <text:p>5095</text:p>
          </table:table-cell>
          <table:table-cell table:formula="of:=[.D513]-52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emu_chr_be_event</text:p>
          </table:table-cell>
          <table:table-cell office:value-type="float" office:value="5038" calcext:value-type="float">
            <text:p>5038</text:p>
          </table:table-cell>
          <table:table-cell office:value-type="float" office:value="57" calcext:value-type="float">
            <text:p>57</text:p>
          </table:table-cell>
          <table:table-cell table:formula="of:=[.C514]+[.D514]" office:value-type="float" office:value="5095" calcext:value-type="float">
            <text:p>5095</text:p>
          </table:table-cell>
          <table:table-cell table:formula="of:=[.D514]-52" office:value-type="float" office:value="5" calcext:value-type="float">
            <text:p>5</text:p>
          </table:table-cell>
          <table:table-cell table:number-columns-repeated="16378"/>
        </table:table-row>
      </table:table>
      <table:table table:name="labels" table:style-name="ta1"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16380" table:default-cell-style-name="Default"/>
        <table:table-row table:style-name="ro1">
          <table:table-cell table:style-name="ce21" office:value-type="string" calcext:value-type="string">
            <text:p>Macro disabled</text:p>
          </table:table-cell>
          <table:table-cell table:style-name="ce21"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Found 5046 checked and 38 unchecked indirect ca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38f</text:p>
          </table:table-cell>
          <table:table-cell office:value-type="string" calcext:value-type="string">
            <text:p>call qword ptr [0x17903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5fd432</text:p>
          </table:table-cell>
          <table:table-cell office:value-type="string" calcext:value-type="string">
            <text:p>call qword ptr [0x179033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6edd7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742e5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08</text:p>
          </table:table-cell>
          <table:table-cell table:number-columns-repeated="2"/>
          <table:table-cell office:value-type="string" calcext:value-type="string">
            <text:p>stack spil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4d5f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9e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a5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3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8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76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7c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80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d6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0e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c6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2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b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d5f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b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c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6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7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1c8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c57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5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9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d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0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e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5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7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31b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0b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2d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91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b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e9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538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no_ignor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3 checked and 52 unchecked indirect ca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D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F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5fded7</text:p>
          </table:table-cell>
          <table:table-cell table:style-name="ce22" office:value-type="string" calcext:value-type="string">
            <text:p>call rcx</text:p>
          </table:table-cell>
          <table:table-cell table:style-name="ce22" office:value-type="string" calcext:value-type="string">
            <text:p>.global_DEBUG_LABEL_START_0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3"/>
          <table:table-cell table:number-columns-repeated="16377"/>
        </table:table-row>
        <table:table-row table:style-name="ro1">
          <table:table-cell table:style-name="ce22" office:value-type="string" calcext:value-type="string">
            <text:p>0x5fe694</text:p>
          </table:table-cell>
          <table:table-cell table:style-name="ce22" office:value-type="string" calcext:value-type="string">
            <text:p>call rcx</text:p>
          </table:table-cell>
          <table:table-cell table:style-name="ce22" office:value-type="string" calcext:value-type="string">
            <text:p>.global_DEBUG_LABEL_START_2</text:p>
          </table:table-cell>
          <table:table-cell table:style-name="ce22" office:value-type="string" calcext:value-type="string">
            <text:p>Call target not trusted when looking from 0x5fe510</text:p>
          </table:table-cell>
          <table:table-cell table:style-name="ce22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92857</text:p>
          </table:table-cell>
          <table:table-cell table:style-name="ce22" office:value-type="string" calcext:value-type="string">
            <text:p>call rcx</text:p>
          </table:table-cell>
          <table:table-cell table:style-name="ce22" office:value-type="string" calcext:value-type="string">
            <text:p>.global_DEBUG_LABEL_START_4</text:p>
          </table:table-cell>
          <table:table-cell table:style-name="ce22" office:value-type="string" calcext:value-type="string">
            <text:p>Call target not trusted when looking from 0x8927f7</text:p>
          </table:table-cell>
          <table:table-cell table:style-name="ce22" table:number-columns-repeated="3"/>
          <table:table-cell table:number-columns-repeated="16377"/>
        </table:table-row>
        <table:table-row table:style-name="ro1">
          <table:table-cell table:style-name="ce22" office:value-type="string" calcext:value-type="string">
            <text:p>0x8928a7</text:p>
          </table:table-cell>
          <table:table-cell table:style-name="ce22" office:value-type="string" calcext:value-type="string">
            <text:p>call rcx</text:p>
          </table:table-cell>
          <table:table-cell table:style-name="ce22" office:value-type="string" calcext:value-type="string">
            <text:p>.global_DEBUG_LABEL_START_6</text:p>
          </table:table-cell>
          <table:table-cell table:style-name="ce22" office:value-type="string" calcext:value-type="string">
            <text:p>Call target not trusted when looking from 0x8927f7</text:p>
          </table:table-cell>
          <table:table-cell table:style-name="ce22" table:number-columns-repeated="3"/>
          <table:table-cell table:number-columns-repeated="16377"/>
        </table:table-row>
        <table:table-row table:style-name="ro1">
          <table:table-cell table:style-name="ce22" office:value-type="string" calcext:value-type="string">
            <text:p>0x89f8bb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.global_DEBUG_LABEL_START_8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3"/>
          <table:table-cell table:number-columns-repeated="16377"/>
        </table:table-row>
        <table:table-row table:style-name="ro1">
          <table:table-cell table:style-name="ce22" office:value-type="string" calcext:value-type="string">
            <text:p>0x89f962</text:p>
          </table:table-cell>
          <table:table-cell table:style-name="ce22" office:value-type="string" calcext:value-type="string">
            <text:p>call r14</text:p>
          </table:table-cell>
          <table:table-cell table:style-name="ce22" office:value-type="string" calcext:value-type="string">
            <text:p>.global_DEBUG_LABEL_START_10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0xa4d86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5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c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a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f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1110f</text:p>
          </table:table-cell>
          <table:table-cell table:style-name="ce22" office:value-type="string" calcext:value-type="string">
            <text:p>call qword ptr [0x18ACD40]</text:p>
          </table:table-cell>
          <table:table-cell table:style-name="ce22" office:value-type="string" calcext:value-type="string">
            <text:p>.global_DEBUG_LABEL_START_16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1117c</text:p>
          </table:table-cell>
          <table:table-cell table:style-name="ce22" office:value-type="string" calcext:value-type="string">
            <text:p>call qword ptr [rcx+8]</text:p>
          </table:table-cell>
          <table:table-cell table:style-name="ce22" office:value-type="string" calcext:value-type="string">
            <text:p>.global_DEBUG_LABEL_START_18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111a9</text:p>
          </table:table-cell>
          <table:table-cell table:style-name="ce22" office:value-type="string" calcext:value-type="string">
            <text:p>call qword ptr [rax+0xF0]</text:p>
          </table:table-cell>
          <table:table-cell table:style-name="ce22" office:value-type="string" calcext:value-type="string">
            <text:p>.global_DEBUG_LABEL_START_20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135d1</text:p>
          </table:table-cell>
          <table:table-cell table:style-name="ce22" office:value-type="string" calcext:value-type="string">
            <text:p>call rcx</text:p>
          </table:table-cell>
          <table:table-cell table:style-name="ce22" office:value-type="string" calcext:value-type="string">
            <text:p>.global_DEBUG_LABEL_START_22</text:p>
          </table:table-cell>
          <table:table-cell table:style-name="ce22" office:value-type="string" calcext:value-type="string">
            <text:p>Call target not trusted when looking from 0xb1363d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1e274</text:p>
          </table:table-cell>
          <table:table-cell table:style-name="ce22" office:value-type="string" calcext:value-type="string">
            <text:p>call rcx</text:p>
          </table:table-cell>
          <table:table-cell table:style-name="ce22" office:value-type="string" calcext:value-type="string">
            <text:p>.global_DEBUG_LABEL_START_24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16380"/>
        </table:table-row>
        <table:table-row table:style-name="ro1">
          <table:table-cell table:style-name="ce22" office:value-type="string" calcext:value-type="string">
            <text:p>0xb3a415</text:p>
          </table:table-cell>
          <table:table-cell table:style-name="ce22" office:value-type="string" calcext:value-type="string">
            <text:p>call rcx</text:p>
          </table:table-cell>
          <table:table-cell table:style-name="ce22" office:value-type="string" calcext:value-type="string">
            <text:p>.global_DEBUG_LABEL_START_26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16380"/>
        </table:table-row>
        <table:table-row table:style-name="ro1">
          <table:table-cell office:value-type="string" calcext:value-type="string">
            <text:p>0xbe6c9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d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f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b4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d3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b4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29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61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b4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9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5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e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f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e4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f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e4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d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cd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1b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8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8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5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c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5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0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5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3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5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1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5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8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a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d5f4de</text:p>
          </table:table-cell>
          <table:table-cell table:style-name="ce22" office:value-type="string" calcext:value-type="string">
            <text:p>call qword ptr [rsp]</text:p>
          </table:table-cell>
          <table:table-cell table:style-name="ce22" office:value-type="string" calcext:value-type="string">
            <text:p>.global_DEBUG_LABEL_START_30</text:p>
          </table:table-cell>
          <table:table-cell table:style-name="ce22" office:value-type="string" calcext:value-type="string">
            <text:p>Call target spilled to stack</text:p>
          </table:table-cell>
          <table:table-cell table:style-name="ce22" table:number-columns-repeated="3"/>
          <table:table-cell table:number-columns-repeated="16377"/>
        </table:table-row>
        <table:table-row table:style-name="ro1">
          <table:table-cell table:style-name="ce22" office:value-type="string" calcext:value-type="string">
            <text:p>0xd5f4fd</text:p>
          </table:table-cell>
          <table:table-cell table:style-name="ce22" office:value-type="string" calcext:value-type="string">
            <text:p>call qword ptr [rsp]</text:p>
          </table:table-cell>
          <table:table-cell table:style-name="ce22" office:value-type="string" calcext:value-type="string">
            <text:p>.global_DEBUG_LABEL_START_32</text:p>
          </table:table-cell>
          <table:table-cell table:style-name="ce22" office:value-type="string" calcext:value-type="string">
            <text:p>Call target spilled to stack</text:p>
          </table:table-cell>
          <table:table-cell table:style-name="ce22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0xd936c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c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7e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e2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0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3a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89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ignored_on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30 checked and 65 unchecked indirect calls</text:p>
          </table:table-cell>
          <table:table-cell/>
          <table:table-cell office:value-type="string" calcext:value-type="string">
            <text:p>13 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5f</text:p>
          </table:table-cell>
          <table:table-cell office:value-type="string" calcext:value-type="string">
            <text:p>call qword ptr [0x17906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02</text:p>
          </table:table-cell>
          <table:table-cell office:value-type="string" calcext:value-type="string">
            <text:p>call qword ptr [0x179063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a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5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4e0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64d91b</text:p>
          </table:table-cell>
          <table:table-cell table:style-name="ce22" office:value-type="string" calcext:value-type="string">
            <text:p>call qword ptr [0x17B51F0]</text:p>
          </table:table-cell>
          <table:table-cell table:style-name="ce22" office:value-type="string" calcext:value-type="string">
            <text:p>.global_DEBUG_LABEL_START_0</text:p>
          </table:table-cell>
          <table:table-cell table:style-name="ce22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64d9cb</text:p>
          </table:table-cell>
          <table:table-cell table:style-name="ce22" office:value-type="string" calcext:value-type="string">
            <text:p>call qword ptr [0x17B51F0]</text:p>
          </table:table-cell>
          <table:table-cell table:style-name="ce22" office:value-type="string" calcext:value-type="string">
            <text:p>.global_DEBUG_LABEL_START_2</text:p>
          </table:table-cell>
          <table:table-cell table:style-name="ce22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64da7b</text:p>
          </table:table-cell>
          <table:table-cell table:style-name="ce22" office:value-type="string" calcext:value-type="string">
            <text:p>call qword ptr [0x17B51F0]</text:p>
          </table:table-cell>
          <table:table-cell table:style-name="ce22" office:value-type="string" calcext:value-type="string">
            <text:p>.global_DEBUG_LABEL_START_4</text:p>
          </table:table-cell>
          <table:table-cell table:style-name="ce22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6e449d</text:p>
          </table:table-cell>
          <table:table-cell table:style-name="ce22" office:value-type="string" calcext:value-type="string">
            <text:p>call qword ptr [0x17B51F0]</text:p>
          </table:table-cell>
          <table:table-cell table:style-name="ce22" office:value-type="string" calcext:value-type="string">
            <text:p>.global_DEBUG_LABEL_START_6</text:p>
          </table:table-cell>
          <table:table-cell table:style-name="ce22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6e454d</text:p>
          </table:table-cell>
          <table:table-cell table:style-name="ce22" office:value-type="string" calcext:value-type="string">
            <text:p>call qword ptr [0x17B51F0]</text:p>
          </table:table-cell>
          <table:table-cell table:style-name="ce22" office:value-type="string" calcext:value-type="string">
            <text:p>.global_DEBUG_LABEL_START_8</text:p>
          </table:table-cell>
          <table:table-cell table:style-name="ce22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1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e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a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69a57</text:p>
          </table:table-cell>
          <table:table-cell table:style-name="ce22" office:value-type="string" calcext:value-type="string">
            <text:p>call qword ptr [0x17B51F0]</text:p>
          </table:table-cell>
          <table:table-cell table:style-name="ce22" office:value-type="string" calcext:value-type="string">
            <text:p>.global_DEBUG_LABEL_START_10</text:p>
          </table:table-cell>
          <table:table-cell table:style-name="ce22"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6e3af</text:p>
          </table:table-cell>
          <table:table-cell table:style-name="ce22" office:value-type="string" calcext:value-type="string">
            <text:p>call qword ptr [0x17B51F0]</text:p>
          </table:table-cell>
          <table:table-cell table:style-name="ce22" office:value-type="string" calcext:value-type="string">
            <text:p>.global_DEBUG_LABEL_START_12</text:p>
          </table:table-cell>
          <table:table-cell table:style-name="ce22"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6e67f</text:p>
          </table:table-cell>
          <table:table-cell table:style-name="ce22" office:value-type="string" calcext:value-type="string">
            <text:p>call qword ptr [0x17B51F0]</text:p>
          </table:table-cell>
          <table:table-cell table:style-name="ce22" office:value-type="string" calcext:value-type="string">
            <text:p>.global_DEBUG_LABEL_START_14</text:p>
          </table:table-cell>
          <table:table-cell table:style-name="ce22" office:value-type="string" calcext:value-type="string">
            <text:p>Call target not trusted when looking from 0x86e530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6e8db</text:p>
          </table:table-cell>
          <table:table-cell table:style-name="ce22" office:value-type="string" calcext:value-type="string">
            <text:p>call qword ptr [0x17B51F0]</text:p>
          </table:table-cell>
          <table:table-cell table:style-name="ce22" office:value-type="string" calcext:value-type="string">
            <text:p>.global_DEBUG_LABEL_START_16</text:p>
          </table:table-cell>
          <table:table-cell table:style-name="ce22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6ea07</text:p>
          </table:table-cell>
          <table:table-cell table:style-name="ce22" office:value-type="string" calcext:value-type="string">
            <text:p>call qword ptr [0x17B51F0]</text:p>
          </table:table-cell>
          <table:table-cell table:style-name="ce22" office:value-type="string" calcext:value-type="string">
            <text:p>.global_DEBUG_LABEL_START_18</text:p>
          </table:table-cell>
          <table:table-cell table:style-name="ce22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6eab0</text:p>
          </table:table-cell>
          <table:table-cell table:style-name="ce22" office:value-type="string" calcext:value-type="string">
            <text:p>call qword ptr [0x17B51F0]</text:p>
          </table:table-cell>
          <table:table-cell table:style-name="ce22" office:value-type="string" calcext:value-type="string">
            <text:p>.global_DEBUG_LABEL_START_20</text:p>
          </table:table-cell>
          <table:table-cell table:style-name="ce22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6ec34</text:p>
          </table:table-cell>
          <table:table-cell table:style-name="ce22" office:value-type="string" calcext:value-type="string">
            <text:p>call qword ptr [0x17B51F0]</text:p>
          </table:table-cell>
          <table:table-cell table:style-name="ce22" office:value-type="string" calcext:value-type="string">
            <text:p>.global_DEBUG_LABEL_START_22</text:p>
          </table:table-cell>
          <table:table-cell table:style-name="ce22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6edae</text:p>
          </table:table-cell>
          <table:table-cell table:style-name="ce22" office:value-type="string" calcext:value-type="string">
            <text:p>call qword ptr [0x17B51F0]</text:p>
          </table:table-cell>
          <table:table-cell table:style-name="ce22" office:value-type="string" calcext:value-type="string">
            <text:p>.global_DEBUG_LABEL_START_24</text:p>
          </table:table-cell>
          <table:table-cell table:style-name="ce22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6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d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6d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ac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3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1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6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7d</text:p>
          </table:table-cell>
          <table:table-cell office:value-type="string" calcext:value-type="string">
            <text:p>call qword ptr [0x18ACB8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2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4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0b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25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e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4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8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e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46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e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a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3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4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9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4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9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2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2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00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d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1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5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8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6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a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d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f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51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41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3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c7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f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e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--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d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ommon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dd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ommon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de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ommon_un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1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ommon_un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3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common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3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ommon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4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vcpu_init__a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5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vcpu_init__a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717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cpu_reset_interru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82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dump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a2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class_by_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c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b_handle_file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d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sync_run_on_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d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art_exclus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e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art_exclus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e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art_exclus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f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nd_exclus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0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xclusive_id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1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queued_cpu_wo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1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queued_cpu_wo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2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queued_cpu_wo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2c9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process_queued_cpu_wo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3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queued_cpu_wo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3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queued_cpu_wo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4d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breakpoint_in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86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cap_dump_ins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8b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cap_dump_ins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8c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cap_dump_ins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919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cap_dump_ins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94d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cap_dump_ins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a00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ap_dump_insn_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a61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ap_dump_insn_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abd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ap_dump_insn_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b12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ap_dump_insn_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b68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ap_dump_insn_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d25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rint_insn_obj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d5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rint_insn_obj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da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rint_insn_obj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dc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rint_insn_obj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009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is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02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okup_symb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11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qom_g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16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object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19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object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25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lipboard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2e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nsol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2f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nsol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1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_fre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3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raphic_hw_update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4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raphic_hw_gl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4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raphic_hw_gl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c0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c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c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d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d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dbd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e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e9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f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f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1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1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21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25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2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3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4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i_setup_refre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6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i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b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fx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d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fx_replace_su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d6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dpy_gfx_replace_su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d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fx_replace_su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e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fx_replace_su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f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mouse_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f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cursor_defi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0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l_scanout_dis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0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l_scanout_dma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1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l_release_dma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1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l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2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l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2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l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8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raphic_console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8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add_mouse_event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9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egacy_mous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9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egacy_mous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9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egacy_mous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a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egacy_mouse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b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activate_mouse_event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b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remove_mouse_event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e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put_barrier_instan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71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barrie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71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put_barrie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7db3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input_barrie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7e6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input_barrie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8d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put_event_send_imp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8f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put_event_sync_imp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a7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mouse_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a7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mouse_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b2c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change_read_ar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b2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change_read_ar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cb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sor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ce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ext_console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ce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ext_console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dc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send_cha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dd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send_cha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3d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60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disconnec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7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lient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861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nc_client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8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lient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99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lient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c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isconnect_fini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d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isconnect_fini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d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isconnect_fini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250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nc_client_writ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25b5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nc_client_writ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26a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lient_writ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27ab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nc_client_writ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36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qmp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36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qmp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37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qmp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37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qmp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3b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flu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3e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49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4a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4c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4e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0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1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9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xvp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a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xvp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c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esktop_res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d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esktop_res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f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eck_pointer_typ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0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eck_pointer_typ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2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led_state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3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led_state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4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ursor_defi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5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ursor_defi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7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esktop_resize_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9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esktop_resize_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73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capture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74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capture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74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capture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76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cap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77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cap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1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art_auth_v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4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thentication_fail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789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rotocol_client_auth_v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9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auth_v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9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auth_v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c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start_protoc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e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ver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f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ver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90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ver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92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ver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93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au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97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98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a5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a9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aa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0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py_swi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0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py_swi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1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py_swi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1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py_swi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3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py_swi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4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py_swi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a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listen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e5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ee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f5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f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c3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dc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init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f0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hextile_tile_3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f13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hextile_tile_3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f1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hextile_tile_3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f6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hextile_tile_generic_3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f9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hextile_tile_generic_3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f9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hextile_tile_generic_3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08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ght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10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sub_r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67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71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74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77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7a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7e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80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83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86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89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ef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encode_32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0f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vencrypt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10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vencrypt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12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vencrypt_au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14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vencrypt_au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18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tls_handshake_don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1ed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ws_tls_handshake_don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1c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ws_handshake_don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2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jobs_consume_buf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3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jobs_consume_buf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3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jobs_consume_buf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4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5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5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6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8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b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d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30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35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3e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lipboard_prov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3f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lipboard_prov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41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lipboard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42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lipboard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456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nc_client_read_sas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5a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auth_sasl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68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auth_sasl_ste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937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local_llistxatt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942e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local_llistxatt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bb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d4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9fs_synth_mkd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d7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9fs_synth_add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e0c7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synth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e197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synth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f5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du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528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wal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53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wal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53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wal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63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65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6b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do_readdir_with_sta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73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88f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du_unmarsh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89f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du_marsh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9a1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device_realiz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9a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device_realiz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9a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device_realiz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9c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device_unrealiz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1d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readdi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3f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telldi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5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seekdi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6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rewinddi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76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mkd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7a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mkd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7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mkd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96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opendi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ab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closedi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b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c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c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c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d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e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e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f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16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st_g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2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lsta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3c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fsta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52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6f1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9fs_co_open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74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open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7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open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7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open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833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v9fs_co_open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9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ac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f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bf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li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d3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9fs_co_pwrit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e77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9fs_co_p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01c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readli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1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statf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31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chmo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4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utimensa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5c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chow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71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trunc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88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mkno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8c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mkno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9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mkno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a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remo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bc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unlinka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c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rena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e1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9fs_co_renamea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fa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9fs_co_symli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ff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symli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0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symli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1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name_to_pa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2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name_to_pa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40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llistxatt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558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9fs_co_lgetxat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6b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9fs_co_lsetxat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7f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lremovexatt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e7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ed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f5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fe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0c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17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25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5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6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6d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9pfs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76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9pfs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c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9pfs_evtchn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c5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evtchn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f2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push_and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f80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all_acpi_generic_initiato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fdb5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bus_build_a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4db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c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52d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c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532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c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62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pm_cn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67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update_sc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68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update_sc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7ae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cpu_plug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7c4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cpu_unplug_request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7e9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cpus_a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b8f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legacy_acpi_cpu_plug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b9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egacy_acpi_cpu_plug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bb8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legacy_acpi_cpu_hotplug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bd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switch_to_modern_cph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c0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legacy_cpu_hotplug_a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45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dimm_ds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47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dimm_ds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cf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genid_update_g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d8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ged_send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d9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d_regs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e2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ix4_pm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ea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ix4_pm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f0c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iix4_device_un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fc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set_bs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fe3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pcihp_find_hotplug_b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00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pcihp_eject_sl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04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pcihp_device_plug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09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pcihp_device_unplug_request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12a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numerate_pci_host_bridg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14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m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1f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ch9_pm_device_un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23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o_timer_expir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23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o_timer_expir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28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o_io_write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76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uild_ipmi_dev_am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c2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_bm_re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c4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xer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c5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xer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c6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xer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d1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97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d3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97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d3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97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ea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PLWriteRe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f8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lib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f8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lib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0e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dlib_kill_tim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2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4231a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4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4231a_pre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6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reset_vo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7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reset_vo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7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reset_vo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986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cs_dma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b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dma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c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d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e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28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1370_update_vo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3c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1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callba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7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US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72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US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7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9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a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read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b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read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d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write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e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write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54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write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55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write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58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write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59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write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69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tel_hda_update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6c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tel_hda_set_st_ct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6e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tel_hda_set_st_ct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7a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tel_hda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89be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hda_audio_output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8b0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hda_audio_compat_outpu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8dfb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hda_audio_input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8f47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hda_audio_compat_inpu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8ffc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hda_audio_compat_inpu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93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da_audio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94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da_audio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95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da_audio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96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da_audio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a2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da_audio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a6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da_audio_set_runn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ac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spk_callba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ae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spk_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af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spk_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5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b16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6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b16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8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b16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a0f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SB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a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B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b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B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f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sp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c5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sp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c5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sp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0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sp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2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2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2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3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5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7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tinue_dma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f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e00f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virtio_sn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e6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e8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process_cm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ef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process_cm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f0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process_cm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f0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virtio_snd_process_cm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ff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handle_pcm_start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05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pcm_prepa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06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pcm_ou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08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pcm_in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0f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handle_tx_x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13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handle_rx_x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34a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ctrl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38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stop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39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stop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0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1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32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ctrl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5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ctrl_start_trans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5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start_trans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73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ctrl_handle_see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86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ctrl_handle_sense_interrup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9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handle_recalib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53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handle_relative_seek_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55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handle_relative_seek_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58dc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fdctrl_transfer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5a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transfer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5b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transfer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64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sabus_fdc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c81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lock_get_na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cc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lock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e2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lock_drained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e3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lock_drained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e3d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lock_drained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eb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ec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efb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f16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fc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sa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1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read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3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read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48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read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58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read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76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write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8f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write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9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write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a6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write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c4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eppdata_read_hw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e2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eppdata_write_hw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ff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eppdata_read_hw4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11c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eppdata_write_hw4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153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_ioport_read_s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17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write_s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20d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update_parame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28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2a3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2b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2bc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2f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update_ms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0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update_ms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3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6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7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9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9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a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c7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b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d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b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d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b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60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gues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60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gues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60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gues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62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est_wri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766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console_get_na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7eb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console_dis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811c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xen_console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853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n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885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cons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90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neric_loader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96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asidx_from_att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b0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ad_elf_ram_sy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b2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ad_elf_ram_sy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b6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ad_elf_ram_sy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dc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ballo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de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system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eb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cpus_fa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eb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cpus_fa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ed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query_hotpluggable_cp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f3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uery_memd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fb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query_rdma_fore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00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query_irq_fore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280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achine_set_memory_encryp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2a5a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machine_set_me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2e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achine_set_cpu_numa_n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35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nm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48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se_numa_n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01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ram_block_notify_add_sing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06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ram_block_notify_remove_sing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13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get_fw_dev_path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19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get_fw_dev_path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9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drive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9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drive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a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drive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b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drive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66a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t_netd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82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ysbus_get_fw_dev_pa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86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ysbus_create_varar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020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cxl_process_cci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23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3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42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ccls_set_ls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4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ccls_set_ls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5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ccls_get_ls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5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ccls_get_ls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94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media_clear_pois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fe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g_timer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b8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get_physical_port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b8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get_physical_port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b8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get_physical_port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bd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be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c23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identify_memory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3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t3_build_cda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6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doe_cdat_relea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8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a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b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b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cd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c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df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e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f1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f3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e02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c29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irrus_bitbl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c30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irrus_bitbl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c30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irrus_bitbl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c31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irrus_bitbl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c35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irrus_bitblt_common_pattern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c36de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cirrus_bitblt_common_pattern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32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irrus_vga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36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irrus_bitblt_cputovideo_n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64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input_initiali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8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8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9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9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a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b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d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d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51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fb_mous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52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fb_mouse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54b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fb_mouse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567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fb_key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98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vga_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a6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ab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c5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c5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c8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c8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ce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d9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db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de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2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3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5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6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7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7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9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9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c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d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04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ti_vga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0a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ti_vga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40e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i8257_dma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4c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2c_do_start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4e7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i2c_do_start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4f9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2c_end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15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2c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2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2c_rec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43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2c_n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8b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mbus_i2c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9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mbus_i2c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9c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mbus_i2c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e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mb_ioport_read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6d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h9_smbus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8b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hci_check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bb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hci_pio_trans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c0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hci_dma_rw_bu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3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5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ata_read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9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9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9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d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d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e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2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sector_read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5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buffered_readv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7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handle_rw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7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handle_rw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9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9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a31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ide_dma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a6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dma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c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write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d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write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f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2c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bus_exec_cm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3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bus_exec_cm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5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cfa_req_ext_error_cod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5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data_set_managem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6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data_set_managem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7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_p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8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8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a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_native_ma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b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_multip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c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write_p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c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write_p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d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write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e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write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f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write_multip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0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write_multip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25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cfa_translate_sec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2a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cfa_translate_sec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3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cfa_translate_sec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3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xec_dev_diagnosti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4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pec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4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pec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5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5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a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identify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a7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identify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a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identify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f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m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0f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sm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2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m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4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cfa_access_metadata_stor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53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cfa_access_metadata_stor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58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cfa_access_metadata_stor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5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cfa_access_metadata_stor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6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et_multiple_mod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c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iden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26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iden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2b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iden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3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iden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3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5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ibm_sense_condi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6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flush_cach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7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flush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8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transfer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9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a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b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b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e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e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f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43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trim_bh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45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issue_trim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46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rim_aio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47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cancel_dma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4e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ata_read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54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bus_perform_sr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55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bus_perform_sr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5b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restart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5d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restart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1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4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atapi_cmd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8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atapi_cmd_reply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9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atapi_cmd_reply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b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atapi_cmd_reply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c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atapi_cmd_reply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d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atapi_cmd_reply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79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test_unit_read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82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tart_stop_u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83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prevent_allow_medium_remov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85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86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eek.6904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93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et_spe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95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_c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9a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atapi_cmd_read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9b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atapi_cmd_read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9c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atapi_cmd_read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ca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mdma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cd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id_set_next_id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cf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id_pointer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de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8042_mmio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de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8042_mmio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de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8042_mmio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14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update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40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writ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5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writ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5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writ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6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74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9d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a1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a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b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c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e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f3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read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f3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read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f9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8042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f9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8042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fa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8042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07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mous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08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mouse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0e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mouse_send_pack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10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kbd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11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kbd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13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kbd_ledstate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1e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put_keyc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24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read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24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read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28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set_led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2d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30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34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handle_s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35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49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hid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4a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hi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4b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hid_change_act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4c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hid_change_act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4d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hid_handle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66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c_print_inf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67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c_dispatch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68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c_dispatch_pre_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86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apic_common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87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apic_print_inf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8a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apic_dispatch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8b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apic_dispatch_pre_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9c9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ci200_read_las3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9f2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ci200_read_las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2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ci200_read_las1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3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ci200_read_las1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71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ci200_write_las0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75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ci200_write_las0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a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do_hw_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c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d0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set_at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e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handle_rs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e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kcs_handle_rs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f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handl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0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kcs_handl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26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handl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2c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set_irq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34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3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43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4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kcs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5e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69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set_at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7c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handle_rs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93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handl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af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set_irq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b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handle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bb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handle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c2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d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dc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e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b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f1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c8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sim_handl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c8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sim_handl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ca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time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cc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time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cc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time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e3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d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e8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t_watchdog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e8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watchdog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e9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watchdog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01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hassis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01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ssis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04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bmc_extern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06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bmc_extern_handl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0c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0d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0d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hr_event.7597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0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r_event.7597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1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r_event.7597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1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hr_event.7597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1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r_event.7597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3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bmc_extern_post_mig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9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isa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20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ipmi_kcs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27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sa_ipmi_bt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2e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ipmi_bt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37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54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c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5b1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iix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5b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ix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5c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ix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5c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ix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5d3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iix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3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emory_device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5a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addr_s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5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addr_s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7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lugged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76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lugged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8e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95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aa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b2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b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d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d7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e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e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03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0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42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49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4e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6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9c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a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a7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a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d3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d8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d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e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80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get_region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85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dimm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86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dimm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892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dimm_get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a8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3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cf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edu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0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edu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44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du_dma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5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du_fac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5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du_fac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7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du_fac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78b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edu_fac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88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du_fac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8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du_fac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a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du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c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du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f9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vpanic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fa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vpanic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0f7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vshmem_vector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1c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vshmem_disable_irq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3f3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netdev_get_na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49a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netdev_dis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4a2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netdev_dis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4eaf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net_tx_packe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0b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net_tx_packe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2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tx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487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net_rx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4d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net_rx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6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rx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a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2000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d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2000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dd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2000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611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2000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9c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pcnet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ab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ab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ae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ae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af58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0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1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1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3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40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5e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7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8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8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9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9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a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b10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b7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c0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c6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d29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md_l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d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md_l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ebf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md_sto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f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f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0d0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t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12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t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2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2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4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4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5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6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8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9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net_update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d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poll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d1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d2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de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e1000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df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e1000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df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e1000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e1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e1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e2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f3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01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_send_pack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0238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e1000_send_pack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28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tx_pkt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29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tx_pkt_sen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2a6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net_tx_pkt_send_custo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7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8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8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d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d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e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f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f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0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1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2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2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3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4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4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cd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nterrupt_c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ce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nterrupt_c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ce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nterrupt_c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cf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nterrupt_c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d0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nterrupt_c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d62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raise_interrup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db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msix_notify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db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msix_notify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5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mdi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b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m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c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m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d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m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e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m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e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m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f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m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15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update_rx_offloa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1e9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start_x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6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intrmgr_on_throttling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9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intrmgr_on_msix_throttling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b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c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c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d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e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e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f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30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31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31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32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33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3675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e1000e_core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451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gb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45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46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54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55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c0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gb_raise_interrup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c72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igb_msix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c7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gb_msix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05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update_rx_offloa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06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07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0d95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igb_core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15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rtl8139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18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l8139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19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l8139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1c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l8139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480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tl8139_transfer_fr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4853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rtl8139_transfer_fr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75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xnet3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76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xnet3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76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xnet3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97d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xnet3_update_interrupt_line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97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xnet3_update_interrupt_line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ac9e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xnet3_update_featu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b3a3</text:p>
          </table:table-cell>
          <table:table-cell office:value-type="string" calcext:value-type="string">
            <text:p>call rsi</text:p>
          </table:table-cell>
          <table:table-cell office:value-type="string" calcext:value-type="string">
            <text:p>vmxnet3_io_bar0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bc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bd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16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22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2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2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3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46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4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59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5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6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7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9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o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9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o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9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o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b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ea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rocker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d0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rocker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d4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rocker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d8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rocker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d9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d9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d9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0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1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1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2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44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ocker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b4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fp_por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f8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p_port_set_lin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fa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p_port_set_lin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2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f_dpa_flow_ig_tb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2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f_dpa_flow_ig_tb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3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f_dpa_flow_ig_tb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3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f_dpa_flow_ig_tb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3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f_dpa_flow_ig_tb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c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f_dpa_bridging_lear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c6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f_dpa_bridging_lear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35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f_dpa_output_l2_inte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35b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f_dpa_output_l2_inte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4a3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mem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4ac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mem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4b8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mem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4c2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mem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4c8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mem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52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sja_mem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551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56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sja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5a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sja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5c9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0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aser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0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aser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8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m3680i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9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m3680i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9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m3680i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9e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m3680i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c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m3680i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2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oe3680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2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oe3680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2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oe3680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34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oe3680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6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oe3680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9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tucan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a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tucan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b0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tucan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f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f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80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80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tucan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83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88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cores_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8e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cores_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8e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cores_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75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o_flu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7d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o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9b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sm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a3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o_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ad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zone_rese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b7f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vme_post_cq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b8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vme_post_cq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c7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o_forma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cb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format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ce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zone_reset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dd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copy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e4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sm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05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flush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65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w_cfg_common_real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7a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w_cfg_dma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7c7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w_cfg_sel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89f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w_cfg_add_from_generat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8a7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w_cfg_add_from_generat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9c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i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a1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ix_handle_mask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a18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six_handle_mask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a23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six_handle_mask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a3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ix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a7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ix_pba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af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ix_set_vector_notifi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b00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six_set_vector_notifi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b0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ix_set_vector_notifi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b0b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six_set_vector_notifi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c0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q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ca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qdev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cd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pci_unregister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cfa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change_irq_lev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d6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default_read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e4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msi_trigg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e6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requester_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e6e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requester_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e89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update_mappin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e9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update_mappin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f6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e_bus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fd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bus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0b6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device_route_intx_to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0d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bus_fire_intx_routing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0e5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find_bus_n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0f3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find_bus_n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1034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pci_for_each_bus_depth_fir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12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add_capabil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279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host_config_writ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2ac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host_config_rea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2b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host_config_rea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31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pci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35f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bus_dev_pr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3e0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pcie_aer_inject_err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40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query_pc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4d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hpc_interrupt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4d3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hpc_interrupt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4e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hpc_free_devices_in_sl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642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cap_slot_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658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cap_slot_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66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otplug_event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6c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e_unplug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6f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cap_slo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73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cap_slot_write_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764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cap_slot_find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78c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cap_slot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86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e_aer_root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8de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doe_write_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91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e_doe_se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a84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p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aa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ac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ae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b1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p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b1e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p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b6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n_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b7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n_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cc0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xb_dev_realiz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cca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xb_dev_realiz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ec7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rp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ee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f2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f2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rp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90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eck_update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96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eck_update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9c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1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eriodic_tim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2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eriodic_tim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3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coalesced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4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coalesced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5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periodic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6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periodic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8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update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b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os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b0d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cmos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b3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policy_slew_deliver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b8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q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ba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qdev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bd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device_for_each_req_async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bf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ancel_a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c0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ancel_a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c3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unre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c3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unre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c8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enque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c90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csi_req_enque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ca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csibus_get_dev_pa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d7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allo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dc8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scsi_req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dd40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scsi_req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e3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e3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ea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target_send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ed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csi_req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1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get_se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3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omplete_fail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3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omplete_fail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5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5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8c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scsi_reques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8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scsi_reques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95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scsi_reques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b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ut_scsi_re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0b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handle_rw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2f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scsi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8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write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9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write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b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dma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b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dma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f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aio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f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aio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20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ad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20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ad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22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do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22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do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246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scsi_do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2a3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csi_disk_dma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46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disk_emulate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54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unmap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56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write_sam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56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write_sam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58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unmap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58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unmap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86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command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86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command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a90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sp_pre_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ac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ysbus_esp_gpio_demu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ad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ysbus_esp_gpio_demu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adf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sp_transfer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4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raise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64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sp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6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7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8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8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8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cf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lower_d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d0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raise_d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d1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dma_en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da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reg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da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reg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eb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reg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099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si_scsi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0b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si_scs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19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si_execute_scri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53f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lsi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6ed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lsi_update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7c5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gasas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7f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gasas_sof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829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gasas_xfe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8d0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gasas_complete_fr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8d2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gasas_complete_fr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c20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gasas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0f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ptsas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140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ptsas_update_interru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14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ptsas_update_interru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31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ptsas_process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33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ptsas_process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34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ptsas_process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34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ptsas_process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6e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vscsi_update_irq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84b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vscsi_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a4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scsi_dataplane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a5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csi_dataplane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a9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scsi_dataplane_st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af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1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23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3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56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6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82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f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c0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c5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scsi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c8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scsi_handle_out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cc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scsi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cf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_instan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e3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_do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125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_card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13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_card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1a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bus_write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1c7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bus_read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21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27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29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2e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ata_trans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381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send_comm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11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end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7b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o_a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8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o_a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8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o_a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90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o_a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c6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o_a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d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o_a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f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525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52f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5f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sysbus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60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sysbus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63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poweron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64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poweron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656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poweron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660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poweron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7e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pci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7e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pci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98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mbios_get_tables_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a5b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mbios_get_tables_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ad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mbios_add_ipmi_dev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ba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pe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ba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bb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bf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0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af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c0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c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d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d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e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e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d1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d8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set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d9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del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dd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t_dispatch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dd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t_dispatch_pre_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4b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it_set_channel_g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5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t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96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it_irq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9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t_irq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b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t_irq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db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it_irq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e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t_irq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f4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i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f5a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i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f66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i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f9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tis_raise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02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tis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198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tis_isa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19d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tis_isa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1a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tis_isa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1c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tis_isa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1f9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tpm_tis_isa_am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2a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crb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2b1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crb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2b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crb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2c9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crb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47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fs_process_re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78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q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7b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qdev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7c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device_deta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85d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get_dev_pa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8ed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device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0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ep_combine_input_packe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2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ep_combine_input_packe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4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atta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5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por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5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por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6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devic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7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ke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b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packet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a1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process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ba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desc_create_seri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d0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desc_set_inte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e1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queue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ec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uhci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ee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frame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f1f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hci_frame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f5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f8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f8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06a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hci_handle_t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07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hci_handle_t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08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handle_t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0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queue_fi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3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handle_td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9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a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a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a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b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b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b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b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c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c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c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d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d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d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d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e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e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e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e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f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f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f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0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0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0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0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1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1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1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1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2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5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bus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7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frame_bounda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87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frame_bounda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91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frame_bounda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32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33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34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42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43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4c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4d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5c7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66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me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67d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me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688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me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7b0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at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9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ohci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cb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pci_di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e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e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e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f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f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0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1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1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2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3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3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4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5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b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cancel_que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9d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a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a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b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b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c7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f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fill_que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e3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execu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eb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de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f5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ff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opreg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0e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ehci_pci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1b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xhci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1f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263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hci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2a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disable_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2d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ep_nuke_xf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36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mfwrap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3c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por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71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kick_epct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92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hci_runtime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94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intr_rai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99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ope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9a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hci_ope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a3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b4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hci_pci_intr_rai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b5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hci_pci_intr_rai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bc7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hci_sysbus_intr_rai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c99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hub_find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9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b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port_update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c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at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e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de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e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de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e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de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f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de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1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wake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6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initf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7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initf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8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initf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8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initf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9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b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ptr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e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handle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1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handle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2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handle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3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5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5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c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handle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d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e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f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00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02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02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mous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03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05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mous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06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mous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11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msd_copy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16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msd_transfer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3c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uas_queue_fake_se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3e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uas_queue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400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uas_copy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48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uas_scsi_command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48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uas_scsi_command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4e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audio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58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audio_set_interfa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63d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serial_handle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677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serial_handle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6cc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serial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76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serial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89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89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db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mtp_object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1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write_slot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2a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cid_write_data_block_a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6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write_parame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9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write_data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c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card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e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car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f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car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f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car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14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key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15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key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1c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passthru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1d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passthru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21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passthru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23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transaction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25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passthru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28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passthru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29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timeout_che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2e3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back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0f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back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1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back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35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usbback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3d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usbback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9f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usbback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d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back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e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back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f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back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43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back_hotplug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461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usbback_do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47af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usbback_do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48a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back_do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5d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us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5e0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us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5e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us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5e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us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5e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us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5f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us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0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us_stop_ioevent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0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us_get_vdev_bad_featu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1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us_start_ioevent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1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us_start_ioevent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35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irtio_bus_set_host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3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us_set_host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e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75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7e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set_guest_notifi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84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vm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8e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device_unplug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95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95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9a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config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9b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config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9c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config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a6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device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a7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device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a7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device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b7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set_guest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beb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pci_vector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bf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vector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c3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one_vector_unm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c40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pci_one_vector_unm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d0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d1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d1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e6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mio_set_guest_notifi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e8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mio_vm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e9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mmio_bus_get_dev_pa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eb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mio_set_guest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f6d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crypto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f8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crypto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fa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crypto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fa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crypto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09c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crypto_dataq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0fb2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irtio_crypto_handle_ctr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14a2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irtio_crypto_handle_ctr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2a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sock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2b2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sock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2b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sock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2b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sock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2d4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sock_common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2f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sock_common_post_load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32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sock_common_unreal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35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36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3a6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ommu_re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3a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ommu_re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4d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ommu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583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construct_endpoi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597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ommu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59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ommu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5a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ommu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67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ommu_handl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72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ommu_handl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75a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ommu_handl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89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dpa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b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dpa_device_g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c1b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host_vdpa_device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e4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dpa_device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f0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dpa_device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f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dpa_device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f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dpa_device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1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dpa_device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28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toggle_device_iotl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46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ice_iotlb_mi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87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8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9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a0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c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d6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d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e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irtqueue_set_add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f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et_add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0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m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0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m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1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2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4d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irtqueue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78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7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7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8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97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9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a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c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c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f3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0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12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1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4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7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83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88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9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9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9c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f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region_addn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54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iommu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8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a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iommu_unmap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c1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migration_l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c5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migration_l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d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et_l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e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et_l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d66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et_featu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d6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et_featu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d6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et_featu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d8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enable_notifi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de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0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0b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1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1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1b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2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2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68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6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7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7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7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0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b_g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27f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ub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4c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b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5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b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5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b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6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b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80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b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3bb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host_vdpa_dev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3cc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host_vdpa_dev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4df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host_vdpa_host_notifiers_un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5d3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dpa_listener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80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watchdog_perform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81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atchdog_perform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88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6300esb_config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89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6300esb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8a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6300esb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8c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6300esb_timer_expir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3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dt_ib700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4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b700_timer_expir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5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b700_write_disable_re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7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xs_node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8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s_node_destro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cc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s_node_vscan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f4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s_node_wat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3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43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47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7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9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a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b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c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d0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d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f2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un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f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un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fe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un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b3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frontend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bf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front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4b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5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us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8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us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b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unplug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c1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unplug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c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unplug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e1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f0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1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17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31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3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3e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5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5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8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b72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xen_device_map_grant_ref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c2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set_event_channel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cb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set_event_channel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d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d7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e4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ea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e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f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03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48c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xen_be_map_grant_ref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5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check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5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check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7b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.global_DEBUG_LABEL_END_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82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.global_DEBUG_LABEL_END_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9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.global_DEBUG_LABEL_END_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c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.global_DEBUG_LABEL_END_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d0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.global_DEBUG_LABEL_END_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f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.global_DEBUG_LABEL_END_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1f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e_frontend_chang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2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frontend_chang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3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3b4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xen_be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4a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e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4f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e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71f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store_update_b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7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store_update_b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7f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store_update_b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8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store_update_b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89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store_update_b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8c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store_update_b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b4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e_get_xend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b8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e_get_xend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c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get_xend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f9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store_read_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00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v_evtchn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00b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pv_evtchn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01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v_unbind_evtch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01c6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xen_pv_unbind_evtch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0b2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pqemu_msg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1095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pqemu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12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pqemu_msg_send_and_await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1b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pqemu_remote_msg_loop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24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mote_object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256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mote_object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26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mote_object_set_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298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mote_object_machine_don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2d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proxy_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307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proxy_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40d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proxy_dev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4b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mote_iohub_set_ir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4e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tr_resample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51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mote_iommu_find_add_a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56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pcm_hw_gc_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58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detach_capt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63d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io_pcm_hw_add_new_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65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pcm_hw_add_new_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69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attach_capt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6b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close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72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open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76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io_pcm_hw_add_new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77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pcm_hw_add_new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7ba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7cc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1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3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set_active_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3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set_active_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5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eset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7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set_active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7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set_active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8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9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9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9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a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c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c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d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e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e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f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5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5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6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6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a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d6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e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e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2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io_generic_run_buffer_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3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generic_run_buffer_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6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6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6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7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7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8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9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b3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driver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b7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vm_change_state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b7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vm_change_state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bd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del_capt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c0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set_volume_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c1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set_volume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c6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cap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c7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stopcap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13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r_msmous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14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mouse_chr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15a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smouse_ch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164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smouse_ch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1d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ctablet_chr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1f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ctablet_chr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2798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wctablet_ch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28b0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wctablet_queue_outp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4ef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fsdev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52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dump_guest_memo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57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ump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5c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ump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5c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ump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60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ump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67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ump_proc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8f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ump_proc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8f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ump_proc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9a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ump_proc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9ee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write_elf64_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9f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write_elf64_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9fdd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write_elf64_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a0e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write_elf32_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a1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write_elf32_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a1dd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write_elf32_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aa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ump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ac44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dump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bd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replay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c14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open_tr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c1a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open_tr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c1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open_tr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c4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blockdev_close_tr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c65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ockdev_remove_medi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c94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blockdev_insert_anon_medi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d6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drive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f4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qemu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f9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int_block_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f9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int_block_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fa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int_block_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07a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info_snapsho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14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boot_device_p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188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hread_is_id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1a8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w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1a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w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1a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synchronize_all_sta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0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use_all_vcp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0b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pause_all_vcp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4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un_on_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5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un_on_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6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wait_io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85d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bql_lock_imp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a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_v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a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_v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b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c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prepar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e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f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resu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30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stop_force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35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inject_nm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37f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cpu_throttle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3884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pu_throttle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39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hrottle_timer_ti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3b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timer_notify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42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cancel_vcpu_dirty_li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43cf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mp_cancel_vcpu_dirty_li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44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cancel_vcpu_dirty_li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47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set_vcpu_dirty_li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4e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cpu_dirty_rate_sta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53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vcpu_dirty_li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5b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ma_blk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5d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ma_blk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5eb6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dma_blk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62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ma_aio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7e0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device_add_from_qdi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4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ev_device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a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bus_pr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b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device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c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device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e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f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ev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f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ev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9c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test_unpar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9d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test_unpar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a0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test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b82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test_process_in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d1d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test_irq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d5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test_clock_war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3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_state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3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_state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4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state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4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state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6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6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6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7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a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b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f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f2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run_exit_notifi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012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02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04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09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0a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0cc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10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11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30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32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3559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35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37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3a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bc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c1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c4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d6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d9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de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e4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eb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ee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ef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11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arse_config_gro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13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achine_parse_property_o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1b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runstate_action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364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configure_accelera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39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_init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45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init_tpmd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486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query_tp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5d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builtin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2cb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ryptodev_builtin_creat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4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builtin_clos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43a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ryptodev_builtin_clos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5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builtin_op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65c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cryptodev_builtin_op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6a6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cryptodev_builtin_op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b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backend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f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backend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815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ryptodev_backend_throttle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81d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ryptodev_backend_throttle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911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ost_memory_backend_memory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a6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ng_builtin_receive_entropy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ac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ng_egd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b0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ng_backend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b8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ntropy_avail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d8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d9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da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df6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ryptodev_lkcf_creat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e07b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ryptodev_lkcf_clos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e1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op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e2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work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e3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work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ed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work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f1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handle_respon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f1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handle_respon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f69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ackend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fb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mmufd_backend_set_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064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ryptodev_vhost_user_creat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068f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ryptodev_vhost_user_creat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07c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ryptodev_vhost_user_clos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080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ryptodev_vhost_user_clos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27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backend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28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backend_request_comple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2f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lease_tp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4e0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emulator_cre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5ec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emulator_ctrlcm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6e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emulator_set_state_blo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79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efore_vm_start_handle_ite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7a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efore_vm_start_handle_ite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7b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do_save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7c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cel_incoming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7c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cel_incoming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7f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870f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dirty_bitmap_state_pend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89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89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91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93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93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94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a3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_bitmaps_to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a7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channel_process_inco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ab9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channel_process_inco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ac8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channel_process_inco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ae20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migration_channel_process_inco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b46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channel_process_inco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b8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channel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b8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channel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ba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channel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ba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channel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bd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channel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c758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global_dirty_log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c9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cpu_calculate_dirty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cbe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vcpu_calculate_dirty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cd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cpu_calculate_dirty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d004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t_dirtyrate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d0cc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t_dirtyrate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d881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get_dirtyrate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f0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_start_outgo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f2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_start_incom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f43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_start_incom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f71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file_start_outgo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2b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migrate_status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2c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migrate_status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2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incoming_migration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5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set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6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set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7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has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a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incoming_migration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d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h_dispatch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f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incoming_state_destro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50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send_rp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53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54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55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56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se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5e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send_rp_recv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67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mig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67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mig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6a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mig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70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70f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e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7a0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emu_start_incom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7b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tart_incom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7da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tart_incom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82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reco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84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p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85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p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8e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fd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8f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r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8f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r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0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r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0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r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1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file_se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92d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e_f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a5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e_f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c0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e_f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c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f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f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f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a0d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e_f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ae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ource_return_path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b9f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g_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bada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bg_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bbae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bg_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bc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g_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be86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bg_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c2a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g_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c9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ce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cf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cf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cff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049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224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45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4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5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5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6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6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7d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e41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e4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e6e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ecdf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35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459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4f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5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8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9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a50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b65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eeb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f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0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0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1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3f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46b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ad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c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3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wait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3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wait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4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wait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50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wait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6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maybe_p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6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maybe_p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702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igration_maybe_p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8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lose_return_path_on_sour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8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lose_return_path_on_sour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8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lose_return_path_on_sour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9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lose_return_path_on_sour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c09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migration_completion_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0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detec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1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detec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2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detec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2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detec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33e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migration_detec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37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detec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9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handle_rp_req_pag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b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handle_rp_req_pag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d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e_handle_rp_req_pag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689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nocomp_rec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a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pag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a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pag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e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e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e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f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fc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ltifd_send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2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3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3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50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ltifd_send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64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multifd_send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9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e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new_send_channel_a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4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ltifd_recv_terminate_threa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7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a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a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b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e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e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f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60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62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63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2e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mpress_threads_save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6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8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8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a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press_flush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a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press_flush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b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press_flush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c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ait_for_decompress_d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d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ait_for_decompress_d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e2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mpress_threads_loa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1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de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1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de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2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de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3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de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4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compress_data_with_multi_threa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4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compress_data_with_multi_threa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4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ecompress_data_with_multi_threa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a3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set_parame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a3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set_parame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a4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set_parame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aa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set_parame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b0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thread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b0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thread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b1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ram_supported_by_ho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bc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ram_incoming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bc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ram_incoming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be0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ram_incoming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c8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request_p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c8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request_p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cb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place_page_ze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cd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ufd_copy_ioct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d3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place_p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d5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ram_incoming_set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d6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ram_incoming_set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dfe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ram_faul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7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7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7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8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9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9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b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ause_fault_th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c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ause_fault_th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e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establish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e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establish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f5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delete_job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f6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delete_job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f7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load_job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f8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load_job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fe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load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03e7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qemu_loadvm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041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loadvm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04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loadvm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05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06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09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loadvm_state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16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1a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1e7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2b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2c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2d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2e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2e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36b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ram_liste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37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ram_liste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37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ram_liste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3a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advm_postcopy_handle_run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3b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advm_postcopy_handle_run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4d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save_job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4e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save_job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5db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state_set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5e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set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5f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state_set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16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state_ite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1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ite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1d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state_ite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2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ite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5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6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7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complete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8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complete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9b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state_complete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a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complete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a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complete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75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tate_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79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tate_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8b2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nregister_savev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8dc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state_register_with_alias_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9a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_device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9b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_device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9c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a91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ls_get_cre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2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failover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4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failover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5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failover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a3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olo_incoming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ed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f1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f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c185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c1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c2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c3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c465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d2f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ock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d3c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ock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d8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db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migration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dc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av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2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382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48a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5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658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6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8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d41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block_state_pend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d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tate_pend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e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tate_pend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f8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lush_bl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f9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lush_bl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fb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mig_read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fd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mig_save_dirty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fe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mig_save_dirty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00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mig_save_dirty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04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migration_cleanup_bm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0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get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1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get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2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close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3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close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4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get_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7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fdset_add_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e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pic_fore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48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hmp_comm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49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hmp_comm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4b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hmp_comm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4b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hmp_comm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52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hmp_command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52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hmp_command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53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hmp_command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5a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xpr_una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66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line_print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67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line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6d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find_comple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0f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1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18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1a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20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2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2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5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5f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62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6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7c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9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9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b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c3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c7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c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d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e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e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f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85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co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88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announce_timer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92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announce_self_i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a13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ilter_dump_receive_io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a1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ilter_dump_receive_io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ba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lter_buffer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bb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lter_buffer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c0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lter_buffer_status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c1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lter_buffer_status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c2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lter_buffer_release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d5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filter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de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filte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e204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emu_netfilter_pass_to_n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e7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hub_port_can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3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iver_packet_io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6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deliver_packet_io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9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et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9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et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a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et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b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et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c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d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e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f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0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lush_or_purge_queued_packe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263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emu_send_packet_async_with_fla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323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emu_send_packet_async_with_fla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3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receive_pack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43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emu_receive_pack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5ec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emu_sendv_packet_a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68c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emu_sendv_packet_a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23b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net_client_init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2d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notify_filters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2f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set_li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34b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vm_change_state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36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vm_change_state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3e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fill_r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07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net_queue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0c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emu_net_queue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2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net_queue_flu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2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net_queue_flu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39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net_queue_send_io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3d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emu_net_queue_send_io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9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init_so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75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stream_clien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759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stream_clien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7b9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stream_list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7e4f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net_stream_s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81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stream_s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82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stream_s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83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stream_send_comple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85c4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net_stream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863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stream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8a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init_dgra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a5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compar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a7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compar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b0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compar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b9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compare_handl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be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old_packet_check_one_con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ca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compare_conn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d1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compare_pack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e0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notify_compares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e0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notify_compares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e1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notify_compares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eb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rewriter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054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l2tpv3_s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0c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l2tpv3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37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slirp_timer_fre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3b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init_af_xd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4b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f_xdp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50d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init_vhost_us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5b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vhost_user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5b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5d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vhost_user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72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ap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89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init_ta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91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init_vhost_vdp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9c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vhost_vdpa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cb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bus_client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cb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bus_client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cf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host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d7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host_socketcan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d82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host_socketcan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e9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fetch_data_ki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ea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mutex_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ea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mutex_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eb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mutex_un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f1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run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f7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read_c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fe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stop_v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00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brea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03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replay_delete_brea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09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stop_vm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0c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continue_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16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sta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1b4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invoke_stats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1d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stats_schem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22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ount_start_warp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24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ount_start_warp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24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ount_start_warp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28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ount_warp_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29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ount_warp_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2e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ount_notify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32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query_j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33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query_j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436c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dummy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451a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dummy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56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urses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574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urses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3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gl_init_sha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37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gl_create_compile_link_progra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4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urface_gl_create_text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5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egl_init_d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5f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egl_init_d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d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gl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ee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gl_scanout_tex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f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gl_scanout_dmabu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f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gl_cursor_dmabu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8d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tk_displa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95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l_area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af7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_menu_untab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af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menu_untab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b2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menu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c72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_tab_window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c7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tab_window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c8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_vc_send_cha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c8e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_vc_send_cha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cb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d8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gl_area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df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gl_area_scanout_tex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e2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egl_dra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e2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_egl_dra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e2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egl_dra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e4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egl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e7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egl_cursor_dmabu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ed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2_2d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19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2_gl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1e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2_gl_scanout_tex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57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gpu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6a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pdate_curs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6b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pdate_curs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71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gpu_reset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75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gpu_process_cm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7f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gpu_update_dma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0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gpu_update_dma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9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gpu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a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gpu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d3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gpu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d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gpu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e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gpu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f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gpu_g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9182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host_user_gpu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a4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vga_base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09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ost_req_comple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0e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ost_req_complete_is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3b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ss_run_buffer_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70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70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70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77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77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77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8d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jack_client_fin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90e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pw_audio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93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pw_audio_fin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a8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a9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aab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28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3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4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pa_pod_builder_p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56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p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6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pa_pod_builder_primit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72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primit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7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pa_pod_builder_string_l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87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string_l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90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string_l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9b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string_l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a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pa_pod_builder_raw_padd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b4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raw_padd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b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ream_destro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c59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86_cpu_write_elf64_no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c7c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86_cpu_write_elf32_no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cd57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cpu_write_qemu_no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ce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memory_mapp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110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info_local_api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16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local_api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3ed9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async_synic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48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on_sigbus_v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49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on_sigbus_v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68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telimit_set_sp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788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arch_put_regis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7c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arch_put_regis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7e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put_regis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de34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df0b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e041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e22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ea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ec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08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0a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0a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13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1a73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kvm_arch_fixup_msi_rou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1b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fixup_msi_rou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1e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update_msi_routes_a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1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vcpu_singleshot_time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1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vcpu_singleshot_time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2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vcpu_periodic_time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3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vcpu_periodic_time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6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xen_set_vcpu_v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7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et_vcpu_timer_vir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9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xen_sof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9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xen_sof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c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vcpu_sof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c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vcpu_sof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d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vcpu_sof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1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xen_hcall_set_timer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5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et_periodic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6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et_periodic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7af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add_to_physma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7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_to_physma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8e7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add_to_physma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a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_to_physma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d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cpuop_stop_singleshot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d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cpuop_stop_singleshot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50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pu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5b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tlb_fi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5c8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tlb_fi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5d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tlb_fi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86a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read_cr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88b7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helper_write_cr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89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write_cr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c1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do_interrup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c5f5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x86_cpu_exec_hal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d9a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apic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db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apic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dc7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apic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dc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apic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e23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pdate_rom_mapp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e2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pdate_rom_mapp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e7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vapic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f24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index_to_prop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f6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nm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f7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nm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06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s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08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0b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187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si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18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si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48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iommu_iec_notify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6d2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mdvi_host_dma_iommu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80e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mdvi_cmdbuf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8a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mdvi_mem_i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c0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init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c18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init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c1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init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04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init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1c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stat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1f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stat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22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stat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23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stat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23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stat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24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stat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5a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setup_microv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5b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setup_microv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9e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q35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d5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mouse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d6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mouse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d6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mouse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da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mouse_dis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de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mouse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e8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port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e9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port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ed4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edc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td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f0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f5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fd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06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notify_flag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078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notify_flag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091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re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1a0d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vtd_page_walk_lev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1cf6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vtd_page_walk_lev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26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find_as_by_si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27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291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29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29d4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vtd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32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generate_interru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4a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540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report_ir_illegal_acc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57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mem_i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69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handle_gcmd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6b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handle_gcmd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7d2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fetch_inv_des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88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context_global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8aa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context_device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8b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context_device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8d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iotlb_global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8e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iotlb_domain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8f6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tlb_domain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91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iotlb_page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92d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tlb_page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99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address_space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9bb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address_space_un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a4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gx_epc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a7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gx_epc_get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b01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gx_epc_get_s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b9d1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acpi_build_mad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cf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wake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d0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wake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d2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pre_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d6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pre_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d7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pre_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e2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e6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unplug_reques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e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unplug_reques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e9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un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eb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un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fe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machine_don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30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memory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30e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memory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31f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memory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44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basic_device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47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basic_device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4a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basic_device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5a9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a20_lin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622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append_pcihp_slo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77f6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build_append_pci_bus_dev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7e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bu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7fb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bu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806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bu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814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bu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a19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bu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e1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bu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29e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dsd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2a2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dsd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59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get_mcf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5a0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get_mcf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5e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sert_scop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5f4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sert_ivh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60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sert_ivh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61f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sert_ivh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c5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uild_append_notfication_call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d8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rt92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d8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rt92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e1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clock_vm_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e3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clock_vm_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e4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clock_vm_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eb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inject_external_nm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f6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pit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19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set_callback_para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1c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set_callback_para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1e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si_assert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20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evtchn_bind_interdo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22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evtchn_unbi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24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evtchn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28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evtchn_set_callback_lev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2a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status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2b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sof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024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xen_evtchn_reset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184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xen_evtchn_close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1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close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3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unmask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6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bind_vcpu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7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bind_virq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9f1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xen_evtchn_bind_pirq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a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bind_pirq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e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bind_ipi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1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bind_interdomain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4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alloc_unbound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5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send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91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xen_physdev_map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9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hysdev_map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d74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xen_physdev_unmap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d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hysdev_unmap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00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xen_physdev_eoi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0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hysdev_eoi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1ce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xen_physdev_query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2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hysdev_query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3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hysdev_get_free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5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en_event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7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en_event_in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62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gnttab_map_ref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64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gnttab_unma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76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re_watch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7d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xenstor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7f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xenstor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89f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e_watch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aa9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xenstor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aae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xen_xenstor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aea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primary_consol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aeee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xen_primary_consol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b40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s_node_wal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ba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re_watch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fd6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fd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fd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03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2562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x86_cpu_un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26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70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after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04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0d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18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25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31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5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5f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6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ldq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7a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ldl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a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inject_x86_m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c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inject_x86_m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d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inject_x86_m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915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ldub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92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lduw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92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stw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93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stl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94b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stq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9609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x86_stq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bb0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aise_interrupt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ca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ldt_ST0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ca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ldt_ST0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cb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stt_ST0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cbc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stt_ST0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de8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helper_fwa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de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wa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7b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81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8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8e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9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9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a1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a5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a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b1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b8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bf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c5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cb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d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fld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e3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ld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eb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ld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0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0b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1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25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3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x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4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x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4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x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54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x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6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7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7d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83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8a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9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9a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b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b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c4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c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d8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df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eb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f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f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00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0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0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16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1d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26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2d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37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3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4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5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66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6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7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xrstor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81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rstor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8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rstor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9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rstor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a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rstor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b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c2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c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de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f3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fb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0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15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2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2c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33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3a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41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4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4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5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60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6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79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ad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maskmovd_st_x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ad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x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ae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x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aef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x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af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maskmovq_st_x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0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q_st_x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1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dd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238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2d4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368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4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dq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4e3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q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5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qd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668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d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7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qq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7f3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q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7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8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90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9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a1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a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b1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b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c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maskmovq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d1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q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d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q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e2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q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f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07a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113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1ac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245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2de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377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410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4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d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59b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639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6cf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7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q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85c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8f8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990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a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q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b3b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bd9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c6f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0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bound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0f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ound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1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bound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2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ound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4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rdts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7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bndld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7e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ld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84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ld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89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ld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9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bndld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a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ld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a9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ld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a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ld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c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bndst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c9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st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c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st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d5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st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e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bndst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e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st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f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st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f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st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84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interrupt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84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interrupt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0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386_tr_init_disas_con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7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386_tr_disas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8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386_tr_disas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a2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i386_tr_disas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b5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386_tr_disas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bd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386_tr_disas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c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386_tr_disas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0475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disas_insn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04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sas_insn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0f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sas_insn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10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sas_insn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635b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gen_repz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6a2f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gen_repz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8e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n_unknown_opc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5ee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Sx2S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5f27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TSx2S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1af4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gen_VCVTPS2P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7d3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132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7e1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132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7ef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132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07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132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1f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132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37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132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4f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13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5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13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6b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13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83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13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9b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13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b3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13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cb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31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d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31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e7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31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ff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31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917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31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92f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31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b0a3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gen_vsib_av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f2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fa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fb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save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fe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load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ff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lk_start_ioevent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01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start_ioevent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04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lk_stop_ioevent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10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dma_restar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25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ubmit_reques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27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handle_rw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4dc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lk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4e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4f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4f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45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host_user_blk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7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91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lk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9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lk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a1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lk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ae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lk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b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d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e9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lk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60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handle_out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63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65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handle_config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6c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lock_handle_reques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6e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lock_complete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755f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xen_block_copy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77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lock_dataplane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787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lock_dataplane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7e4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lock_dataplan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7ec6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xen_block_dataplan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8b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rial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8dd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8e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99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rial_post_load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9a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rial_post_load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9c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e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a3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trol_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a3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trol_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a5e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lush_queued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a9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ser_port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b45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yperv_synic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b6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yperv_post_ms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b8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nt_msg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b9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yperv_sint_route_unre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bc9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yperv_sint_route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c1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yperv_sint_route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c2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yperv_set_msg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c5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yperv_set_event_flag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cd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v_test_dev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d8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bus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de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bus_recv_mess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e1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bus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e2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mess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f5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un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f92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bus_ms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fef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pen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ff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lose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01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nnel_even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072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bus_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0a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bus_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0b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bus_dev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34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v_balloon_vmdev_close_chann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3a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v_balloon_event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4c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v_balloon_event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4c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v_balloon_event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82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85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8c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bus_deli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8d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bus_deli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8e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bus_deli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99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a3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deli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a6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tim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af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reset_comm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0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common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0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common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2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common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3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dispatch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4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dispatch_pre_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5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ini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e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handle_tpr_access_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c3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handle_tpr_access_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c4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handle_tpr_access_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c5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handle_tpr_access_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ca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apic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e7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h9_lpc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f8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h9_lpc_pmbase_sci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f8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ch9_lpc_pmbase_sci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fa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h9_apm_ctrl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fc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ch9_lpc_set_ir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01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h9_rst_cn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1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23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2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3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59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7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9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bd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irtio_net_g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e1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irtio_net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ee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g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f6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g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33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3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460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irtio_net_s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8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8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b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e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queue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e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queue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0b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queue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13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queue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1b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queue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44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4d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5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8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a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b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b8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d8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guest_notifier_mas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0fa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irtio_net_post_load_virt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3c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post_load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4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post_load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a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ufo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c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queue_pai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e0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queue_pai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e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queue_pai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54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del_que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55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del_que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62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handle_ctrl_io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72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handle_tx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80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migration_state_notifi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81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migration_state_notifi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86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migration_state_notifi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86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migration_state_notifi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88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load_ebp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88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load_ebp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ca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csi_handle_ctr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3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csi_do_tmf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b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b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c1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cf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d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scsi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e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scsi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ff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common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f5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region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f7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region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0aa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get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3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reset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3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reset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7f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istener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9d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istener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a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istener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c1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istener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c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listener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24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listener_region_d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24e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listener_region_d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256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listener_region_d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29e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listener_log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2d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istener_log_global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2e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listener_log_global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1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istener_log_global_st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1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listener_log_global_st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9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ommu_map_dirty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c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ommu_map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d3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fio_iommu_map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dd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iommu_map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e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ommu_map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42c3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fio_ram_discard_notify_popu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432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ram_discard_notify_popu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44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ram_discard_notify_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61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egacy_attach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68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legacy_attach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76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ut_gro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7ad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migration_real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7c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migration_real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83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vmstate_change_prepa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85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vm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8c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sav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a0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oad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d4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display_edid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dc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display_dmabuf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dc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display_dmabuf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dd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display_dmabuf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de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display_dmabuf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df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display_dmabuf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4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nstan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5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nstan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a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nstan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c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d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d8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e8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30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set_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37d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48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exit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520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pci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5e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msix_dis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70aa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vfio_msi_interrup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72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ntx_dis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c6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po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c6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po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c6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po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c7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po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c7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po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c7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po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dc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dd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dd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dd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de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de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e0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e0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e5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queue_notify_v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ed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1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2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2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6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8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t_features_nocheck_maybe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9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t_features_nocheck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c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ut_extra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3a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t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3b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set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3c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queu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42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queue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4e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t_featu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507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53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vm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5e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query_virtio_queue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5e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query_virtio_queue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5e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query_virtio_queue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68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6a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6b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7bd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query_virtio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7ed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query_virtio_vhost_queue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930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99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async_close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b04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host_user_get_vring_ba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dd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ackend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efc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host_user_backend_handle_vring_host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f18f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host_user_backend_handle_vring_host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f5a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ackend_handle_shared_object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fdd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handle_guest_ki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0d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0e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0f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device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15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16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18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19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29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loon_get_free_page_hi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29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loon_get_free_page_hi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2c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loon_get_free_page_hi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34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free_page_hint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34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free_page_hint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35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free_page_hint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6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f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71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f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7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f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84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f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9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f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b3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f_check_migration_supp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c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f_load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e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f_load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51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f_sav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540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f_sav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63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sock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653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sock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688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sock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68f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sock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6d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v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72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v_handle_config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76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rng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79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rng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7c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rng_proc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a103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virtio_mem_rdm_replay_discard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a4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rdm_unregister_listen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a5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mem_notify_discard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a833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virtio_mem_for_each_plugged_s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aa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rdm_replay_discarded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bd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unplug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be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unplug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d57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mem_state_change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d6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state_change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d7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state_change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d9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state_change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ea8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scmi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eb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scmi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eb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scmi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ed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scmi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ee7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scmi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379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pmem_pci_get_plugged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39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mem_pci_fill_device_inf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41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pci_instanc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47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pci_fill_device_inf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4b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pci_size_change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4b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pci_size_change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54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d_pci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5f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single_st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617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ab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61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ab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628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ab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62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ab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30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rt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3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rt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3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rt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5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rt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9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c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transaction_com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d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transaction_com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81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lat_range_coalesced_io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82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lat_range_coalesced_io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5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ioeventf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6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ioeventf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a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topology_pa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c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topology_pa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e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topology_pa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f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topology_pa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f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topology_pa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abf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memory_region_access_val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af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read_with_attrs_access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b1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read_access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b6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write_access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be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destructor_ra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bf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destructor_ra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92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region_register_iommu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9d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emory_region_register_iommu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ba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region_iommu_repl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c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iommu_repl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c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iommu_repl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dd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emory_region_unregister_iommu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e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notify_iommu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d22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get_xlat_add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d9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clear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dd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snapshot_and_clear_dir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e0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sync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e0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sync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1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global_dirty_log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3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global_dirty_log_do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5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6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6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7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7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8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un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8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un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9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un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9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un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0285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tree_print_flatvie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15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translate_iomm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15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translate_iomm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19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log_global_after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1a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log_global_after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1b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30e4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flatview_write_continue_st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4009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flatview_read_continue_st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42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ram_set_ids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45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ram_res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46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ram_res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51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block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58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block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62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tlb_to_s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6d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n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6f84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address_space_ld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7354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address_space_l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771c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address_space_ldu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7a64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address_space_ldu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7e3a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address_space_stl_inter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815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address_space_st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8459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address_space_st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8de9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address_space_lduw_le_cached_slo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091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address_space_stw_le_cached_slo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2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memory_rw_deb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30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memory_rw_deb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3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memory_rw_deb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37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memory_rw_deb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656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qemu_ram_foreach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b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block_discard_dis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c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block_uncoordinated_discard_dis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d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block_coordinated_discard_requi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fc8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foreach_not_ignored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ad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itmap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ae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itmap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b1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itmap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b7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itmap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b7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itmap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ca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flush_ram_cach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de6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ram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e074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ram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e2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e3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e7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eb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ee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f4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fa35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ram_state_pending_exa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fe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1b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itmap_sync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1bc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bitmap_sync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1d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find_and_save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1e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find_and_save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1e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find_and_save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44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am_find_and_save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4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find_and_save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8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target_page_legac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9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target_page_legac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9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target_page_legac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a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target_page_legac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c8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ram_save_target_page_legac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7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ave_zero_p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9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_get_cpu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a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info_regist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a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regist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bb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info_regist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e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f5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43a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emory_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44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44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48d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gva2gp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49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gva2gp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e1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cel_init_cpu_int_au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05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eck_for_breakpoints_slo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087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lo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08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0c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exec_step_atom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0d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exec_step_atom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0f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0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0d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5f0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6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c0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cd4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d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d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0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1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3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exec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c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b_flu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d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tb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ec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tb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f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tb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34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tb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40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b_invalidate_phys_page_range_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be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restore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c6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b_gen_c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d2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b_gen_c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ec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b_check_watchpo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0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io_recomp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0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io_recomp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1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io_recomp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29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ranslator_ldu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55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ranslator_ldu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6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ranslator_ld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83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ranslator_l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0e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lb_flush_by_mmuid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15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lb_flu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16c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lb_flush_p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2029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probe_access_f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2c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page_addr_code_hos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2cff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get_page_addr_code_hos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31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mu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315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mmu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3213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do_ld_mmio_b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347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mmu_lookup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45a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do_ld16_mmio_b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4cc5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do_st_mmio_l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5f8f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do_st16_mmio_l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67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ldub_data_r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68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stb_data_r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6ab8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atomic_mmu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6b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tomic_mmu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6c9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tlb_fi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90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ldub_c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9160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cpu_check_watchpo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91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heck_watchpo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92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heck_watchpo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9ec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a3d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bc65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kvm_dirty_ring_reap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bc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dirty_ring_reap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4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region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9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log_sync_glob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a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log_sync_glob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a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log_sync_glob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b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log_sync_glob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d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log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f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log_clea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f2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section_update_fla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fc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get_free_memslo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04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irqchip_add_msi_rou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0d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kvm_cpu_synchroniz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0e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kvm_cpu_synchroniz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2b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kvm_cpu_synchroniz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2c5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kvm_cpu_synchroniz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2c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kvm_cpu_synchroniz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2e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kvm_cpu_synchronize_pos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2e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kvm_cpu_synchronize_pos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2f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cpu_synchronize_pre_loadv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0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cpu_synchronize_pre_loadv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3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insert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4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insert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8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remove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9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remove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c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remove_all_breakpoi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d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remove_all_breakpoi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42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update_guest_debug_op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43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update_guest_debug_op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43d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28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54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609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6d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8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a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c0a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c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e2c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e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f28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fed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05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0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1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24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2d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9c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9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a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b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be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c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c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d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d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e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99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lugin_reset_uninst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9a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lugin_reset_uninst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9c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lugin_reset_destro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a3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lugin_cpu_update_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a4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plugin_register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a6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vcpu_for_ea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a8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vcpu_mem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af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insn_dis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b01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emu_plugin_insn_dis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b08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emu_plugin_insn_dis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b0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plugin_insn_dis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b1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insn_symb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b7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scoreboard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b8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scoreboard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3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g_remove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4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54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5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7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7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8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b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ttcg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b8a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ttcg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d2a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mttcg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dbe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mttcg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e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ttcg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0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ttcg_force_rcu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3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43a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5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70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7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8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5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6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81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8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9a5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b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b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c17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6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7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b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b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c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d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d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d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f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0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0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0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2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2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3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5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6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7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8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08a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bus_reset_child_fore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1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us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2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us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3ac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bus_walk_childr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409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qbus_walk_childr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d6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evice_class_set_prop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e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class_set_prop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f0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dev_get_legacy_propert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eb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prop_arr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ed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prop_arr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ef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prop_arr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0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lease_prop_arr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8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8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9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cc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evice_unpar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f08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device_reset_child_fore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f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phases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f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phases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3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4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5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5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5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8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bb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set_parent_b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e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set_parent_b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10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listener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11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ev_should_hide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142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get_child_b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1a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unregister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1e5c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resettable_container_child_fore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4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phase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5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table_phase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5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phase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5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table_phase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8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phase_en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8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table_phase_en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93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phase_en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9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table_phase_en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c4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phase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c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table_phase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cd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phase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d29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resettable_phase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30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change_par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30d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change_par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31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change_par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3f2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ntainer_g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43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get_st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4a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ype_initial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4f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fre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541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object_property_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56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initialize_with_ty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57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initialize_with_ty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5a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initialize_child_with_prop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5f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unpar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61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61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61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63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finalize_child_propert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6a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new_with_prop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097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do_object_child_forea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22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bject_property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2db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object_property_g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4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set_s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5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get_s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6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set_li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9e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bject_resolve_abs_p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a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set_bo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b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get_bo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c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set_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e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get_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0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init_defv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1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set_u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3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get_u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5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set_link_propert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a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set_st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c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get_bo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c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set_bo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f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get_enu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90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set_enu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91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get_t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9a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er_creatable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a1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er_creatable_add_ty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a4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er_creatable_add_qap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ac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er_creatable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acb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er_creatable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b6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vent_loop_base_set_para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c6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string_cm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cd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query_thread_extr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33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query_xfer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92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handle_remove_b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9d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handle_insert_b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b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set_re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c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set_re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ce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get_re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d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get_re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1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write_all_reg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2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write_all_reg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2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write_all_reg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3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read_all_reg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40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read_all_reg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4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read_all_reg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9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ste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a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ste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b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de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f7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v_co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f9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continu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fa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continu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fc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bserver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ff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bserver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783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tls_create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7c7a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tls_write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7d8a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tls_read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825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tls_handshake_t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30e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4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73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84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set_block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c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create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e5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f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a15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read_wi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a8c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read_wi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a9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read_wi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abf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write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ac8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write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b34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handshak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b5b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handshake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b8d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handshake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c599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handshake_s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cd43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readv_full_all_eo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db2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dc3b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dcd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add_watch_sour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e2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net_listener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e3a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net_listener_dis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ec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net_listener_channel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ed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net_listener_set_client_func_f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2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thread_work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2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thread_work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6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6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6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6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7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f1d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qcrypto_block_luks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01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01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11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cre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12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cre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188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luks_cre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2c8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luks_stor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2d4b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crypto_block_luks_stor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2e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stor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2e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stor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2fd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09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15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19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1e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5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5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9a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rypto_block_luks_eras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a80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rypto_block_luks_eras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ace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rypto_block_luks_eras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e08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crypto_block_luks_store_hea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2e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qcow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4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qcow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4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qcow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531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crypto_block_op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674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crypto_block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7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8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b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init_ciph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caf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cipher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cf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cipher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d39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cipher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e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de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e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de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f23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de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f8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de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fc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de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0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de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1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2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283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2e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32c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39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fe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ivgen_essiv_calcu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0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ivgen_essiv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2a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ivgen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8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secret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a8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secret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c8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secret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d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secret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f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rypto_secret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b44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authz_is_allow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b5b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authz_is_allowed_by_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c7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uthz_list_file_l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d4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d6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d7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e814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nbd_read_eo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e8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ad_eo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e8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ad_eo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11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send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14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client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15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negoti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57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lient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583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lient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5c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eject_notifi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61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export_cre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65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export_de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67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attach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6a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drained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6b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drained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6c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draine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70f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exp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73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exp_delete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75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exp_delete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76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exp_delete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77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exp_close_all_ty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7a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export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88b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blk_exp_request_shutdow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8a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blk_process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bf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n_vduse_dev_ki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ca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mark_auto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e0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rive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ef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rive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ef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rive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f0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rive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fe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ff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ff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00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05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07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0f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0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0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0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1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a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remove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a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remove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b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remove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b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remove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c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disable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d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enable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d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add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ed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ternal_snapshot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20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backup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21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rive_backup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3d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job_set_sp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3e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job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0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job_p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2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job_resu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3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job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9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blockdev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b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block_jo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c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block_jo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d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block_jo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d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block_jo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50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server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53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accep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61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thread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61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thread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6f4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7e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invalidate_cach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845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refresh_total_secto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90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is_avail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af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getlength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b7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debug_event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ba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heck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bb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invalidate_cache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bf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remove_persistent_dirty_bitmap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c0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refresh_total_sectors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c2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is_available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d5e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co_cre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db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reate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dc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delete_fi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de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refresh_total_secto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3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hange_backing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6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nb_secto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7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9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get_inf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b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ctiv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c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ctiv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e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invalidate_cach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f2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f3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f4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f4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f5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fee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open_dri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0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open_dri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6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8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9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9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9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b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12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24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find_protoc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28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child_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2b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file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2f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file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30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file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31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file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37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backing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3a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backing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3c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rent_cb_change_med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0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_temp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2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3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3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4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6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no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a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b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b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c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f6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do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0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o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1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do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17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do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9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child_no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9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child_no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b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child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b9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replace_child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e5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e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fd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0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0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0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1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2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3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3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3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6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ttach_child_common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679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bdrv_attach_child_common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6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7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8df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bdrv_change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a4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hange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c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aio_contex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c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aio_contex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d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aio_contex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d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aio_contex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71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71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71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71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7bd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hild_cb_at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2a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hild_cb_draine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8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8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9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a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a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c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c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d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4a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5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8b7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95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c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e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f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0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0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1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2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2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3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3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3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c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d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1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1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1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2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5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ly_auto_read_on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87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probe_geomet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c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new_open_driver_op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c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new_open_driver_op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e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e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f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f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1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5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oot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6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oot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6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oot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7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oot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c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nod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d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nod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d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nod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d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nod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d2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insert_n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dd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get_device_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dd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get_device_or_node_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ea4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inactivate_recur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ea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inactivate_recur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ec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op_is_b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fb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make_emp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2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drained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2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drained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3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drained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3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drained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4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draine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6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get_parent_aio_con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7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set_aio_ctx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8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set_speed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9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set_speed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9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set_speed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a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ratelimit_processed_by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d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ratelimit_sle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e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ratelimit_sle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f7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ock_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0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2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4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user_resu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5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cancelle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9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cancelle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9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cancelle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a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complete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e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complete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e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complete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2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pending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2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pending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3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ready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6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ready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7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ready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b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rror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b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rror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c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rror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d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rror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d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rror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e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pause_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f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yie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0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sleep_n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1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pause_point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2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pause_point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2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pause_point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3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do_yiel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4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do_yiel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5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o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5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job_co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5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o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7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7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9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ompleted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b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unref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b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unref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2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state_transition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2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state_transition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5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transition_to_pending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68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job_prepar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6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prepar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7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7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8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8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8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b7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job_cancel_a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b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ancel_a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c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ancel_a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c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ancel_a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d42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job_finish_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e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ish_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e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ish_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f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ish_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0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0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1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3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is_cancell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4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898</text:p>
          </table:table-cell>
          <table:table-cell office:value-type="string" calcext:value-type="string">
            <text:p>call rsi</text:p>
          </table:table-cell>
          <table:table-cell office:value-type="string" calcext:value-type="string">
            <text:p>job_enter_cond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8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nter_cond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c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user_resum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c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user_resum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e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arly_fa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f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61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ancel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63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omplet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75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leep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776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wait_break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798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ume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7ad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move_break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7c7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reak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82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open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92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fo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a5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write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ac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read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ae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read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ce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cf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ication_do_checkpoint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d0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ication_get_error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d158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nbd_receive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daa9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nbd_read_eof.41424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fe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establish_conn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fe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establish_conn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029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nect_thread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04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nect_thread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06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nnect_thread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07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nnect_thread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07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nect_thread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08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nect_thread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268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lient_connection_do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2e0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r_manager_work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2f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uery_one_pr_manag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3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_manager_helpe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5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_manager_helpe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6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_manager_helpe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9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_manager_helper_is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a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_manager_helper_initial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d3f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pr_manager_helper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df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pr_manager_helper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03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acct_add_interv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4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account_one_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8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acct_inval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9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acct_queue_dep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d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task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e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amend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e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amend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e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amend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0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amend_fre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2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2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3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4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4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7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lo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7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lo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8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lo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c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d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e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set_spe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62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ackup_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62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ackup_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63d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ackup_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70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73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7f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debug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7f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debug_remove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81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debug_resu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81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debug_is_suspend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8b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8c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co_debug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8e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ule_che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91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ume_req_by_ta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97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_ru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9a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parse_perm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9b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parse_perm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a6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log_writes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aa2a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blk_log_writes_co_l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ab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log_writes_co_do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ad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log_writes_co_do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ae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log_writes_co_do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b1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log_writes_co_do_fi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bd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verify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bf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verify_do_test_re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c0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verify_do_raw_re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cd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ce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cf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co_nb_secto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d1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co_get_geome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d7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is_avail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d8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co_ej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dac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trunc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2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aio_write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3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aio_read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4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do_ioct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58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aio_ioctl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6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pdiscard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8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aio_flush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9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d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a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zone_report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c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zone_mgmt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e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zone_append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f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wait_while_drain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f0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heck_byte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f1c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heck_byte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f5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remove_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fa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insert_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2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root_drained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2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root_drained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2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root_drained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4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root_draine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9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dev_change_media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9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dev_change_media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a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dev_change_media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16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callback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18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complete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1a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1e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error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2b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set_io_lim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30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reset_unalloca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31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reset_unalloca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37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comm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3b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dirty_clust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3d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dirty_clust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44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task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47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task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0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task_shri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2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task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2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task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4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task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5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set_sp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6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mit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7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mit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8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mit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a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mit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686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commit_prepa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78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79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7a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7d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7e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0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0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1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8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co_pdiscard_snapsho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8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co_pdiscard_snapsho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9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co_pdiscard_snapsho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d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do_copy_before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9c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r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9f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create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9fc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ockdev_create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9f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create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a7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rypto_open_luk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b1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rypto_co_create_opts_luk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b3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rypto_amend_options_lu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bacb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block_crypto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bfa6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block_crypto_co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c3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rypto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c5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rypto_meas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c7b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ock_crypto_get_specific_info_luk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1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an_store_new_dirty_bitma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19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can_store_new_dirty_bitma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3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reate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6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lease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7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claim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8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isable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8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lear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e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erge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e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erge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0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irty_bitmap_merge_inter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0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irty_bitmap_merge_inter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6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press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8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graph_wr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9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graph_wr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a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graph_wrun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c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graph_co_rd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f01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drain_all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f3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ake_request_serialis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f7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preadv_p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fc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pwritev_p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5b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readv_vm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70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writev_vm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8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8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9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9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a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a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a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b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f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p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0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p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2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ioct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35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co_zone_rep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43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co_zone_mgm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53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co_zone_app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a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trunc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cca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trunc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d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trunc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f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preadv_snapsho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20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snapshot_bloc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20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pdiscard_snapsho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25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racked_request_beg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26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ligned_p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29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ligned_p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2d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wait_serialising_reques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32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do_copy_on_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389f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co_do_pwrite_zero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3c64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driver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3c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3d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3e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0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1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1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2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racked_request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7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dding_rm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8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dding_rm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8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dding_rm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9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dding_rm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9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dding_rm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9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dding_rm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c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ligned_pwrit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d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ligned_pwrit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e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ligned_pwrit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50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writev_compress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52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do_bloc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55a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do_bloc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5b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prepa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5c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prepa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61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prepa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61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prepa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64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fini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64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fini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67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fini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68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rent_cb_re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74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o_drained_beg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74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o_drained_beg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77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o_drained_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77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o_drained_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79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drain_poll_top_lev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86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lim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8c17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register_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8c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gister_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8e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unregister_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8f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ancel_in_fligh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91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irror_top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96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irror_top_do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9c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ync_target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9d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ync_target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9f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ync_target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9f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ync_target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0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ync_target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1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ync_target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4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irror_top_pwrite_zero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5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irror_top_p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8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9b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a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b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b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f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0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0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1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2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2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3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3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4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5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9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e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irt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f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irt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f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irt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c3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irt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c3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irt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c5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irt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c7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thrott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0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ead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0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ead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2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iteration_don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4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writ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6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co_zer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7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co_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a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it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f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it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f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it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fa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start_jo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fe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00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02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02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raine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06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exit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0e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mit_active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0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2c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3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b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b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d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ancel_in_fligh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e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ancel_in_fligh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e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ancel_in_fligh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33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lient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3b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lient_co_bloc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1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3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send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7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send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8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send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8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send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8e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send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b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ply_chunk_iter_rece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d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ceive_one_chu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d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receive_one_chu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55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ceive_repli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55d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receive_repli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56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ceive_repli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56b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receive_repli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56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ceive_repli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0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connect_attemp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0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connect_attemp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3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connect_delay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3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connect_delay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4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connect_delay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4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ya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53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ya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6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do_establish_connec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6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do_establish_connec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a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ceive_blockstatus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b1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receive_blockstatus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b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ceive_blockstatus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bd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receive_blockstatus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e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ceive_blockstatus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ea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receive_blockstatus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6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ceive_cmdread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6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receive_cmdread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7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ceive_cmdread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7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receive_cmdread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b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lear_bdrv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c9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lear_bdrv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f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pen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f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pen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80d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hannel_error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81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hannel_err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820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hannel_err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8d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ull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8e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ull_bh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9c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eallocate_co_trunc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9e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eallocate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a13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a2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a9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block_device_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aa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block_device_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b0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query_image_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b6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query_snapshot_info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b89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query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b9a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query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d0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query_bds_sta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d8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image_info_specific_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df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reopen_prepa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00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0ac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ow2_amend_op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0c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amend_op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11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amend_op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1f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amend_op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2a7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inactiv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2e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detach_aio_con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42b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co_copy_range_fro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4a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invalidate_cach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5df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meas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60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pwritev_compressed_p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619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get_specific_inf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67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save_vm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68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load_vm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738a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cow2_add_t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75c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co_preadv_t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76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preadv_t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77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co_preadv_compress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7b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preadv_encryp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80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co_pwritev_compressed_t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82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extract_crypto_op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88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reallocate_c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93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update_options_prepa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9c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update_options_com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a0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do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a9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do_op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cb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pwritev_t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d1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alloc_spa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e3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signal_corrup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e7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signal_corrup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e7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signal_corrup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ec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load_dirty_bitmap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ec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load_dirty_bitmap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ed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load_dirty_bitmap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f3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co_can_store_new_dirty_bitma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f6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ad_bitma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fe3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heck_constraints_on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0f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readonly_help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10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lease_dirty_bitmap_help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13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store_persistent_dirty_bitmap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34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shrink_l1_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35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shrink_l1_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38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alloc_compressed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4b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erform_co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4c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erform_co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4e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perform_co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4f0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do_perform_co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50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perform_cow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9a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refcount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9d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alloc_by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0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inc_refcounts_im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0d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inc_refcounts_im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1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inc_refcounts_im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2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heck_refcou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80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shrink_ref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83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shrink_ref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8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shrink_ref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c3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detect_metadata_prealloc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be4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heck_refbloc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be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eck_refbloc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c0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heck_refbloc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c26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mpare_refcou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ca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build_refcounts_write_refbloc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d47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discard_refcount_b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d4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discard_refcount_b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d5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discard_refcount_b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da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get_refcou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e0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lloc_clusters_im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e0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lloc_clusters_im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e5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pdate_refcou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e8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pdate_refcou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e8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pdate_refcou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f3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refcount_are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f3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refcount_are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3b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mpress_pool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58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uorum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5b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uorum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5c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uorum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5f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uorum_has_too_much_io_fail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60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uorum_has_too_much_io_fail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693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uorum_vo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6a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uorum_vo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6d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uorum_rewrite_bad_version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6e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uorum_rewrite_bad_version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7be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aw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7e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aw_co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7ff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aw_co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84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w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8b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snapshot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1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snapshot_go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4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napshot_go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4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napshot_go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7b7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snapshot_de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8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snapshot_de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8e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snapshot_de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b8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ll_can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a1c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ll_delete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a58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ll_has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a99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ll_create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aa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ll_create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b4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access_co_preadv_p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b5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access_co_p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b6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access_co_bloc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be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cb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get_limi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cf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set_limi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4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co_io_limits_interce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6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co_io_limits_interce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a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start_queue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a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start_tg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b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start_tg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d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e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gister_tg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e2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unregister_tg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e4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detach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e4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detach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e5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detach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ef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fa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fe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ff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019c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ow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05b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ow_co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06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_co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0b4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_co_pwritev_compress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0f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14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1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2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58b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5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6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6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7c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a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c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ecompress_clus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2a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di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49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dx_log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74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dx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7dd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dx_co_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97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dx_allocate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b0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dk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b6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dk_co_pwritev_compress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bae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dk_co_che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bb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dk_co_che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c33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cluster_offset.4458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c5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whole_clu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c64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whole_clu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c7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whole_clu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c7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whole_clu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cdf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dk_L2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d1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dk_write_ext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d62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dk_read_ext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d69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dk_read_ext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dcd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1b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pc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e7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check_l1_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e8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check_l1_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f0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write_l1_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f0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write_l1_table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f1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read_l2_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f2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write_l2_t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f3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write_l2_table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05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qed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0a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qed_detach_aio_con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12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qed_do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16c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qed_do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1c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cancel_need_check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258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d_aio_read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260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d_aio_read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1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aio_write_l2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2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aio_write_l2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3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aio_write_l2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4b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d_copy_from_backing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55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d_copy_from_backing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6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d_aio_write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e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d_read_backing_fi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40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aio_write_l1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53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s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63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s_check_data_of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66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s_check_outside_im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67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s_check_lea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85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s_read_format_extens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87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s_read_format_extens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be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aw_open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24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co_p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2a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get_free_re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2c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submit_comm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30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eferre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33ad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nvme_process_comple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33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process_comple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37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free_req_queue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47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co_prw_alig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4d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poll_queu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59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admin_cmd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63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ication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68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ication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69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ication_st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6c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condary_do_checkpo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92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ream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92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ream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95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ream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96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tream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a9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dirty_bitmap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a9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dirty_bitmap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ab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remo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b6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ba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be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detach_aio_con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bf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detach_aio_con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c1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setup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ce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multi_timeout_d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d1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timer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d2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multi_d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d4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multi_check_comple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e4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file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e8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eb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co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ee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f1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co_get_allocated_file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f3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process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f4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process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00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client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0b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sh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3f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chr_fe_read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443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chr_fe_get_msg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46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hr_fe_de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47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hr_fe_de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49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hr_fe_set_handlers_f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4a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hr_fe_set_handlers_f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4b8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chr_fe_add_wat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51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_watch_poll_prepa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51b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o_watch_poll_prepa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5a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x_ch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5a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x_ch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5e5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x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5e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x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609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x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60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x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62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x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63a7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mux_ch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645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x_set_foc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65ba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chardev_options_parsed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73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ringbuf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80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r_socket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94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chardev_open_so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9c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wai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9c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wai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9ff8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tcp_ch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16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26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sync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2d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sync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3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sync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3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7c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add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eb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pdate_ioc_handl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fc2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tcp_chr_rea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b0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b1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b3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h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b4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disconnect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b62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free_conn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b9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ocket_reconnect_time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03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new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0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new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2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new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3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tls_handshak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7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8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websock_handshak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a1e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tcp_chr_rec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aaf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tcp_chr_rec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c7b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tcp_chr_telnet_init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c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telnet_init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f4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accept_server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ee7b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udp_ch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f05e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udp_chr_rea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f0f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dp_chr_rea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f219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udp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f2d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dp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fb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hr_write_buf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fc2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chr_write_buf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0b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hr_parse_op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17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rdev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18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rdev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1a1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chr_new_norepl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1c5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chr_fi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0b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chardev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31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chardev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55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chardev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72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chardev_remo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8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chardev_send_brea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c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_chr_add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d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_chr_add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e99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fd_ch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30b7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fd_chr_rea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31e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fd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32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33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_source_disp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38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r_parallel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399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char_pty_ch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4c0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char_pty_ch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6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ty_chr_add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9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ty_chr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a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ty_chr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b67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pty_chr_rea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c98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pty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2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cu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3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set_cu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3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set_cu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5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unb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7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pu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7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v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9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a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v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a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v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b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v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d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printf_unless_q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d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printf_unless_q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e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printf_unless_q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f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e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0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e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2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e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5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api_event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6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api_event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6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api_event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6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api_event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b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ba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b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c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d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list_app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1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dispatcher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1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dispatcher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3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dispatcher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4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dispatcher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a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send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d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cleanup_req_queu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e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qmp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84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85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86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87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a6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device_tray_mov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a6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device_tray_mov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a9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pr_manager_status_chang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aa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pr_manager_status_chang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09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block_io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09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block_io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0d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quorum_fail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0d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quorum_fail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11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quorum_report_b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11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quorum_report_b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67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_debug_query_block_grap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8a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dirty_bitmap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91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dirty_bitmap_dis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ce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job_dismi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d5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job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dc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job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dc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job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dd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job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03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x_blockdev_am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11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_blockdev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11a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x_blockdev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13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x_blockdev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14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x_blockdev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150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x_blockdev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15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_blockdev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dc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mp_capabiliti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ea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command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90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qmp_sche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9f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job_pau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a6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job_resu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ad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job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b3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job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ba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job_dismi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c1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job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c8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job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c8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job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d28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mem_unplug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d28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mem_unplug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d58a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system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d99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ballo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3f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colo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3f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colo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98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en_set_replic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98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en_set_replic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9d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xen_replication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a5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en_colo_do_chec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a5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en_colo_do_chec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dc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migrationthread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15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rtc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15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rtc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18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add_cli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1b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add_cli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1c3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add_cli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1d1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mp_marshal_add_cli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41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human_monitor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54c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add_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5e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remove_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65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fdse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a3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nic_rx_filter_chang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a3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nic_rx_filter_chang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a7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netdev_stream_connec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a7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netdev_stream_connec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bc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rx_fil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32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replay_delete_brea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4d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watchd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4d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watchd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51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guest_pani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51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guest_pani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55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memory_fail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55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memory_fail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22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ya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25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ya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29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ya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3f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acpi_device_o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40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acpi_device_o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42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acpi_ospm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82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device_unplug_gues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82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device_unplug_gues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292c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display_re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4f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dealloc_type_anyth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50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dealloc_type_nu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6216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isit_start_stru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65f0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isit_start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6b10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isit_start_altern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6e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sit_optio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74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sit_type_uint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78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sit_type_int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804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isit_type_s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8315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isit_type_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93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object_input_fre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ac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object_input_visitor_new_s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b3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object_output_fre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d6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dispat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da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qmp_dispatch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da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qmp_dispatch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e0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ict_put_obj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eb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ntry_destro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eed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ict_is_equ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f0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list_is_equ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f2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list_destroy_obj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f7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object_from_jso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f8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sume_js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f9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sume_js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0a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son_message_process_tok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0d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son_lexer_feed_ch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24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se_pa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37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ict_crum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3c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ict_crum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3d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ict_crum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3d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ict_crum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46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object_input_visitor_new_flat_confus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47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object_input_visitor_new_flat_confus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4d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open_inter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50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51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6bc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6c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6e2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6f0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0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0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3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3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8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ll_set_star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8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ll_set_star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a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dispatch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b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dispatch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b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dispatch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b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dispatch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81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set_fd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99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ealloc_m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9d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ealloc_m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9d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ealloc_m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9e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ealloc_m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9e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ealloc_m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a2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madv_populate_write_pag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a2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madv_populate_write_pag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a4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touch_pag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a4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touch_pag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ad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context_instanc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ad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context_instanc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ba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context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ba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context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7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em_po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9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em_timed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9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em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a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em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e3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thread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e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thread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f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thread_atexit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dc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fer_call_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f4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f5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f5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fe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ff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01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01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0b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nfig_forea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3828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emu_opts_forea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0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eyval_par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3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cu_init_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6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6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7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8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8f0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ab1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a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b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cu_register_th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e6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drain_call_rc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60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cu_unregister_th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65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et_log_inter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2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map_iter__all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2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map_iter__all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5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insert_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5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insert_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5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insert_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5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insert_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c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ht_grow_mayb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90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remo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b0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yank_register_instan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b2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yank_unregister_instan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b5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yank_register_fun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b6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yank_unregister_fun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ce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bh_c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d8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context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e1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ctx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e1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ctx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e7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ctx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f4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ain_loo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f6ad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ain_loo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f7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ain_loo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fe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routine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03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aio_coroutine_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06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routine_inc_pool_s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07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_queue_wait_imp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18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routine_trampoli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1d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pool_submit_a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1f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pool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1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pool_update_para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3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pool_completion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5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pawn_thread_bh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6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7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7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8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0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list_deadline_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1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lock_deadline_ns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2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3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_mod_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4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_mod_anticipate_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69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list_run_tim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7a5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timerlist_run_tim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7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list_run_tim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890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timerlist_run_tim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8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list_run_tim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46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ocket_get_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56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wait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1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_sleep_ns_wake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3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_get_from_sh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4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_put_to_sh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60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co_time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6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_timeout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6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_timeout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7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timers_destro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8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timers_destro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b4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ile_monitor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b5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ile_monitor_free_id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b6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ile_monitor_add_wat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ba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ile_monitor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bb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ile_monitor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bf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17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1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24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5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5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6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6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6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a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dc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e2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e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f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f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d2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d2e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d3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dce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u_message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e1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ick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e6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accep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f5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fio_dma_un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f5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fio_dma_un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fc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fio_dma_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fc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fio_dma_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ffbd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emu_vfio_dma_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06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fio_dma_reset_tempora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11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race_enable_eve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17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kick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18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pan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28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tb_remo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29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tb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2a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region_allo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59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register_th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8e1ac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tcg_gen_atomic_cmpxchg_i64_ch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8e37a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tcg_gen_atomic_cmpxchg_i64_ch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8f434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do_atomic_op_i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8f692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do_atomic_op_i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2632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tcg_gen_gvec_2_o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2918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tcg_gen_gvec_3_o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2d87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tcg_gen_gvec_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2fa7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tcg_gen_gvec_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3a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d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3b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3d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49a9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tcg_gen_gvec_2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e2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state_load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e4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tate_load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eab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state_load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f0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tate_field_exis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f2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state_save_state_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f4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state_save_state_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fd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tate_save_state_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ff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tate_save_state_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00e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state_save_state_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0b3b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emu_fill_buf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0d3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file_shutdow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13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f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17e8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emu_put_buffer_a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1af8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emu_get_buffer_a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1c5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emu_set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2c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duse_queue_enable</text:p>
          </table:table-cell>
          <table:table-cell table:number-columns-repeated="16381"/>
        </table:table-row>
      </table:table>
      <table:table table:name="total" table:style-name="ta1"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FI-disabled function</text:p>
          </table:table-cell>
          <table:table-cell office:value-type="string" calcext:value-type="string">
            <text:p>Calls total</text:p>
          </table:table-cell>
          <table:table-cell office:value-type="string" calcext:value-type="string">
            <text:p>Correct class.</text:p>
          </table:table-cell>
          <table:table-cell office:value-type="string" calcext:value-type="string">
            <text:p>Incorrect class.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  <table:table-cell table:formula="of:=[.D2]/[.C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5084" calcext:value-type="float">
            <text:p>5084</text:p>
          </table:table-cell>
          <table:table-cell table:formula="of:=[.C3]-[.E3]" office:value-type="float" office:value="5074" calcext:value-type="float">
            <text:p>5074</text:p>
          </table:table-cell>
          <table:table-cell office:value-type="float" office:value="10" calcext:value-type="float">
            <text:p>10</text:p>
          </table:table-cell>
          <table:table-cell table:style-name="ce28" table:formula="of:=[.D3]/[.C3]" office:value-type="float" office:value="0.998033044846578" calcext:value-type="float">
            <text:p>0.99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5095" calcext:value-type="float">
            <text:p>5095</text:p>
          </table:table-cell>
          <table:table-cell table:formula="of:=[.C4]-[.E4]" office:value-type="float" office:value="5085" calcext:value-type="float">
            <text:p>5085</text:p>
          </table:table-cell>
          <table:table-cell office:value-type="float" office:value="10" calcext:value-type="float">
            <text:p>10</text:p>
          </table:table-cell>
          <table:table-cell table:style-name="ce28" table:formula="of:=[.D4]/[.C4]" office:value-type="float" office:value="0.998037291462218" calcext:value-type="float">
            <text:p>0.99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emu_xen_xs_write</text:p>
          </table:table-cell>
          <table:table-cell office:value-type="float" office:value="5095" calcext:value-type="float">
            <text:p>5095</text:p>
          </table:table-cell>
          <table:table-cell table:formula="of:=[.C5]-[.E5]" office:value-type="float" office:value="5085" calcext:value-type="float">
            <text:p>5085</text:p>
          </table:table-cell>
          <table:table-cell office:value-type="float" office:value="10" calcext:value-type="float">
            <text:p>10</text:p>
          </table:table-cell>
          <table:table-cell table:style-name="ce28" table:formula="of:=[.D5]/[.C5]" office:value-type="float" office:value="0.998037291462218" calcext:value-type="float">
            <text:p>0.99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3_build_cdat</text:p>
          </table:table-cell>
          <table:table-cell office:value-type="float" office:value="5095" calcext:value-type="float">
            <text:p>5095</text:p>
          </table:table-cell>
          <table:table-cell table:formula="of:=[.C6]-[.E6]" office:value-type="float" office:value="5085" calcext:value-type="float">
            <text:p>5085</text:p>
          </table:table-cell>
          <table:table-cell office:value-type="float" office:value="10" calcext:value-type="float">
            <text:p>10</text:p>
          </table:table-cell>
          <table:table-cell table:style-name="ce28" table:formula="of:=[.D6]/[.C6]" office:value-type="float" office:value="0.998037291462218" calcext:value-type="float">
            <text:p>0.99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emu_set_irq</text:p>
          </table:table-cell>
          <table:table-cell office:value-type="float" office:value="5215" calcext:value-type="float">
            <text:p>5215</text:p>
          </table:table-cell>
          <table:table-cell table:formula="of:=[.C7]-[.E7]" office:value-type="float" office:value="5191" calcext:value-type="float">
            <text:p>5191</text:p>
          </table:table-cell>
          <table:table-cell office:value-type="float" office:value="24" calcext:value-type="float">
            <text:p>24</text:p>
          </table:table-cell>
          <table:table-cell table:style-name="ce28" table:formula="of:=[.D7]/[.C7]" office:value-type="float" office:value="0.995397890699904" calcext:value-type="float">
            <text:p>0.99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virtio_bus_stop_ioeventfd</text:p>
          </table:table-cell>
          <table:table-cell office:value-type="float" office:value="5095" calcext:value-type="float">
            <text:p>5095</text:p>
          </table:table-cell>
          <table:table-cell table:formula="of:=[.C8]-[.E8]" office:value-type="float" office:value="5085" calcext:value-type="float">
            <text:p>5085</text:p>
          </table:table-cell>
          <table:table-cell office:value-type="float" office:value="10" calcext:value-type="float">
            <text:p>10</text:p>
          </table:table-cell>
          <table:table-cell table:style-name="ce28" table:formula="of:=[.D8]/[.C8]" office:value-type="float" office:value="0.998037291462218" calcext:value-type="float">
            <text:p>0.99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host_dev_init</text:p>
          </table:table-cell>
          <table:table-cell office:value-type="float" office:value="5095" calcext:value-type="float">
            <text:p>5095</text:p>
          </table:table-cell>
          <table:table-cell table:formula="of:=[.C9]-[.E9]" office:value-type="float" office:value="5085" calcext:value-type="float">
            <text:p>5085</text:p>
          </table:table-cell>
          <table:table-cell office:value-type="float" office:value="10" calcext:value-type="float">
            <text:p>10</text:p>
          </table:table-cell>
          <table:table-cell table:style-name="ce28" table:formula="of:=[.D9]/[.C9]" office:value-type="float" office:value="0.998037291462218" calcext:value-type="float">
            <text:p>0.99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emu_chr_be_event</text:p>
          </table:table-cell>
          <table:table-cell office:value-type="float" office:value="5101" calcext:value-type="float">
            <text:p>5101</text:p>
          </table:table-cell>
          <table:table-cell table:formula="of:=[.C10]-[.E10]" office:value-type="float" office:value="5090" calcext:value-type="float">
            <text:p>5090</text:p>
          </table:table-cell>
          <table:table-cell office:value-type="float" office:value="11" calcext:value-type="float">
            <text:p>11</text:p>
          </table:table-cell>
          <table:table-cell table:style-name="ce28" table:formula="of:=[.D10]/[.C10]" office:value-type="float" office:value="0.997843560086258" calcext:value-type="float">
            <text:p>0.99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b_lock</text:p>
          </table:table-cell>
          <table:table-cell office:value-type="float" office:value="5102" calcext:value-type="float">
            <text:p>5102</text:p>
          </table:table-cell>
          <table:table-cell table:formula="of:=[.C11]-[.E11]" office:value-type="float" office:value="5092" calcext:value-type="float">
            <text:p>5092</text:p>
          </table:table-cell>
          <table:table-cell office:value-type="float" office:value="10" calcext:value-type="float">
            <text:p>10</text:p>
          </table:table-cell>
          <table:table-cell table:style-name="ce28" table:formula="of:=[.D11]/[.C11]" office:value-type="float" office:value="0.998039984319875" calcext:value-type="float">
            <text:p>0.998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FI-disabled function</text:p>
          </table:table-cell>
          <table:table-cell office:value-type="string" calcext:value-type="string">
            <text:p>Added call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emu_xen_xs_writ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3_build_cdat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emu_set_irq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virtio_bus_stop_ioeventfd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host_dev_ini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emu_chr_be_event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b_loc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0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2:04.9761563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5:00:49.940605326</meta:creation-date>
    <dc:date>2024-05-16T16:28:02.325065865</dc:date>
    <meta:editing-duration>P4DT8H8M50S</meta:editing-duration>
    <meta:editing-cycles>20</meta:editing-cycles>
    <meta:generator>LibreOffice/7.6.5.2$Linux_X86_64 LibreOffice_project/60$Build-2</meta:generator>
    <meta:document-statistic meta:table-count="4" meta:cell-count="18580" meta:object-count="0"/>
  </office:meta>
</office:document-meta>
</file>